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23.51pt"/>
    </style:style>
    <style:style style:name="co13" style:family="table-column">
      <style:table-column-properties fo:break-before="auto" style:column-width="140.46pt"/>
    </style:style>
    <style:style style:name="co14" style:family="table-column">
      <style:table-column-properties fo:break-before="auto" style:column-width="124.24pt"/>
    </style:style>
    <style:style style:name="co15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  <style:style style:name="ce3" style:family="table-cell" style:parent-style-name="Default" style:data-style-name="N124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s 1</text:p>
          </table:table-cell>
          <table:table-cell office:value-type="string" calcext:value-type="string">
            <text:p>Mean return 1</text:p>
          </table:table-cell>
          <table:table-cell office:value-type="string" calcext:value-type="string">
            <text:p>Var return 1</text:p>
          </table:table-cell>
          <table:table-cell office:value-type="string" calcext:value-type="string">
            <text:p>Covariance</text:p>
          </table:table-cell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F3]/[.F2]-1" office:value-type="float" office:value="0.0163934426229508" calcext:value-type="float">
            <text:p>0.01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F4]/[.F3]-1" office:value-type="float" office:value="0.032258064516129" calcext:value-type="float">
            <text:p>0.03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table:number-columns-repeated="2"/>
          <table:table-cell office:value-type="float" office:value="33.5" calcext:value-type="float">
            <text:p>33.5</text:p>
          </table:table-cell>
          <table:table-cell table:formula="of:=[.F5]/[.F4]-1" office:value-type="float" office:value="0.046875" calcext:value-type="float">
            <text:p>0.04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 table:formula="of:=[.F6]/[.F5]-1" office:value-type="float" office:value="-0.0029850746268657" calcext:value-type="float">
            <text:p>-0.00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3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office:value-type="float" office:value="33" calcext:value-type="float">
            <text:p>33</text:p>
          </table:table-cell>
          <table:table-cell table:formula="of:=[.F7]/[.F6]-1" office:value-type="float" office:value="-0.0119760479041916" calcext:value-type="float">
            <text:p>-0.0120</text:p>
          </table:table-cell>
          <table:table-cell table:formula="of:=AVERAGE([.G3:.G7])" office:value-type="float" office:value="0.0161130769216045" calcext:value-type="float">
            <text:p>0.0161</text:p>
          </table:table-cell>
          <table:table-cell table:formula="of:=(POWER([.G7]-[.H7];2)+POWER([.G6]-[.H7];2)+POWER([.G5]-[.H7];2)+POWER([.G4]-[.H7];2)+POWER([.G3]-[.H7];2))/5" office:value-type="float" office:value="0.000472154693376491" calcext:value-type="float">
            <text:p>0.00047215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4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office:value-type="float" office:value="31.6" calcext:value-type="float">
            <text:p>31.6</text:p>
          </table:table-cell>
          <table:table-cell table:formula="of:=[.F8]/[.F7]-1" office:value-type="float" office:value="-0.0424242424242424" calcext:value-type="float">
            <text:p>-0.0424</text:p>
          </table:table-cell>
          <table:table-cell table:formula="of:=AVERAGE([.G4:.G8])" office:value-type="float" office:value="0.00434953991216587" calcext:value-type="float">
            <text:p>0.0043</text:p>
          </table:table-cell>
          <table:table-cell table:formula="of:=(POWER([.G8]-[.H8];2)+POWER([.G7]-[.H8];2)+POWER([.G6]-[.H8];2)+POWER([.G5]-[.H8];2)+POWER([.G4]-[.H8];2))/5" office:value-type="float" office:value="0.00101908172065829" calcext:value-type="float">
            <text:p>0.00101908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2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office:value-type="float" office:value="30.5" calcext:value-type="float">
            <text:p>30.5</text:p>
          </table:table-cell>
          <table:table-cell table:formula="of:=[.F9]/[.F8]-1" office:value-type="float" office:value="-0.0348101265822786" calcext:value-type="float">
            <text:p>-0.0348</text:p>
          </table:table-cell>
          <table:table-cell table:formula="of:=AVERAGE([.G5:.G9])" office:value-type="float" office:value="-0.00906409830751564" calcext:value-type="float">
            <text:p>-0.0091</text:p>
          </table:table-cell>
          <table:table-cell table:formula="of:=(POWER([.G9]-[.H9];2)+POWER([.G8]-[.H9];2)+POWER([.G7]-[.H9];2)+POWER([.G6]-[.H9];2)+POWER([.G5]-[.H9];2))/5" office:value-type="float" office:value="0.000990074777247011" calcext:value-type="float">
            <text:p>0.0009900748</text:p>
          </table:table-cell>
          <table:table-cell table:formula="of:=(([.C9]-[.D9])*([.G7]-[.H7])+([.C8]-[.D9])*([.G6]-[.H7])+([.C7]-[.D9])*([.G5]-[.H7])+([.C6]-[.D9])*([.G4]-[.H7])+([.C5]-[.D9])*([.G3]-[.H7]))/5" office:value-type="float" office:value="-0.0000799868862886586" calcext:value-type="float">
            <text:p>-7.99868862886586E-05</text:p>
          </table:table-cell>
          <table:table-cell table:formula="of:=[.J9]/(SQRT([.E9])*SQRT([.I7]))" office:value-type="float" office:value="-0.960710996858784" calcext:value-type="float">
            <text:p>-0.96071099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office:value-type="float" office:value="30.2" calcext:value-type="float">
            <text:p>30.2</text:p>
          </table:table-cell>
          <table:table-cell table:formula="of:=[.F10]/[.F9]-1" office:value-type="float" office:value="-0.00983606557377048" calcext:value-type="float">
            <text:p>-0.0098</text:p>
          </table:table-cell>
          <table:table-cell table:formula="of:=AVERAGE([.G6:.G10])" office:value-type="float" office:value="-0.0204063114222697" calcext:value-type="float">
            <text:p>-0.0204</text:p>
          </table:table-cell>
          <table:table-cell table:formula="of:=(POWER([.G10]-[.H10];2)+POWER([.G9]-[.H10];2)+POWER([.G8]-[.H10];2)+POWER([.G7]-[.H10];2)+POWER([.G6]-[.H10];2))/5" office:value-type="float" office:value="0.000235711621706965" calcext:value-type="float">
            <text:p>0.0002357116</text:p>
          </table:table-cell>
          <table:table-cell table:formula="of:=(([.C10]-[.D10])*([.G8]-[.H8])+([.C9]-[.D10])*([.G7]-[.H8])+([.C8]-[.D10])*([.G6]-[.H8])+([.C7]-[.D10])*([.G5]-[.H8])+([.C6]-[.D10])*([.G4]-[.H8]))/5" office:value-type="float" office:value="0.0000265826124011985" calcext:value-type="float">
            <text:p>2.65826124011985E-05</text:p>
          </table:table-cell>
          <table:table-cell table:formula="of:=[.J10]/(SQRT([.E10])*SQRT([.I8]))" office:value-type="float" office:value="0.140233353281912" calcext:value-type="float">
            <text:p>0.14023335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office:value-type="float" office:value="32.3" calcext:value-type="float">
            <text:p>32.3</text:p>
          </table:table-cell>
          <table:table-cell table:formula="of:=[.F11]/[.F10]-1" office:value-type="float" office:value="0.0695364238410596" calcext:value-type="float">
            <text:p>0.0695</text:p>
          </table:table-cell>
          <table:table-cell table:formula="of:=AVERAGE([.G7:.G11])" office:value-type="float" office:value="-0.00590201172868468" calcext:value-type="float">
            <text:p>-0.0059</text:p>
          </table:table-cell>
          <table:table-cell table:formula="of:=(POWER([.G11]-[.H11];2)+POWER([.G10]-[.H11];2)+POWER([.G9]-[.H11];2)+POWER([.G8]-[.H11];2)+POWER([.G7]-[.H11];2))/5" office:value-type="float" office:value="0.0015825761391392" calcext:value-type="float">
            <text:p>0.0015825761</text:p>
          </table:table-cell>
          <table:table-cell table:formula="of:=(([.C11]-[.D11])*([.G9]-[.H9])+([.C10]-[.D11])*([.G8]-[.H9])+([.C9]-[.D11])*([.G7]-[.H9])+([.C8]-[.D11])*([.G6]-[.H9])+([.C7]-[.D11])*([.G5]-[.H9]))/5" office:value-type="float" office:value="0.0000199746895901279" calcext:value-type="float">
            <text:p>1.99746895901279E-05</text:p>
          </table:table-cell>
          <table:table-cell table:formula="of:=[.J11]/(SQRT([.E11])*SQRT([.I9]))" office:value-type="float" office:value="0.10634259570524" calcext:value-type="float">
            <text:p>0.1063425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office:value-type="float" office:value="33" calcext:value-type="float">
            <text:p>33</text:p>
          </table:table-cell>
          <table:table-cell table:formula="of:=[.F12]/[.F11]-1" office:value-type="float" office:value="0.021671826625387" calcext:value-type="float">
            <text:p>0.0217</text:p>
          </table:table-cell>
          <table:table-cell table:formula="of:=AVERAGE([.G8:.G12])" office:value-type="float" office:value="0.00082756317723105" calcext:value-type="float">
            <text:p>0.0008</text:p>
          </table:table-cell>
          <table:table-cell table:formula="of:=(POWER([.G12]-[.H12];2)+POWER([.G11]-[.H12];2)+POWER([.G10]-[.H12];2)+POWER([.G9]-[.H12];2)+POWER([.G8]-[.H12];2))/5" office:value-type="float" office:value="0.00168197348994789" calcext:value-type="float">
            <text:p>0.0016819735</text:p>
          </table:table-cell>
          <table:table-cell table:formula="of:=(([.C12]-[.D12])*([.G10]-[.H10])+([.C11]-[.D12])*([.G9]-[.H10])+([.C10]-[.D12])*([.G8]-[.H10])+([.C9]-[.D12])*([.G7]-[.H10])+([.C8]-[.D12])*([.G6]-[.H10]))/5" office:value-type="float" office:value="0.0000484609596402987" calcext:value-type="float">
            <text:p>0.000048461</text:p>
          </table:table-cell>
          <table:table-cell table:formula="of:=[.J12]/(SQRT([.E12])*SQRT([.I10]))" office:value-type="float" office:value="0.478675696377926" calcext:value-type="float">
            <text:p>0.47867569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5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office:value-type="float" office:value="33.6" calcext:value-type="float">
            <text:p>33.6</text:p>
          </table:table-cell>
          <table:table-cell table:formula="of:=[.F13]/[.F12]-1" office:value-type="float" office:value="0.0181818181818183" calcext:value-type="float">
            <text:p>0.0182</text:p>
          </table:table-cell>
          <table:table-cell table:formula="of:=AVERAGE([.G9:.G13])" office:value-type="float" office:value="0.0129487752984432" calcext:value-type="float">
            <text:p>0.0129</text:p>
          </table:table-cell>
          <table:table-cell table:formula="of:=(POWER([.G13]-[.H13];2)+POWER([.G12]-[.H13];2)+POWER([.G11]-[.H13];2)+POWER([.G10]-[.H13];2)+POWER([.G9]-[.H13];2))/5" office:value-type="float" office:value="0.00122114000245579" calcext:value-type="float">
            <text:p>0.00122114</text:p>
          </table:table-cell>
          <table:table-cell table:formula="of:=(([.C13]-[.D13])*([.G11]-[.H11])+([.C12]-[.D13])*([.G10]-[.H11])+([.C11]-[.D13])*([.G9]-[.H11])+([.C10]-[.D13])*([.G8]-[.H11])+([.C9]-[.D13])*([.G7]-[.H11]))/5" office:value-type="float" office:value="0.000206366955768194" calcext:value-type="float">
            <text:p>0.000206367</text:p>
          </table:table-cell>
          <table:table-cell table:formula="of:=[.J13]/(SQRT([.E13])*SQRT([.I11]))" office:value-type="float" office:value="0.665434288466962" calcext:value-type="float">
            <text:p>0.66543428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</text:p>
          </table:table-cell>
          <table:table-cell table:formula="of:=(POWER([.C14]-[.D14];2)+POWER([.C13]-[.D14];2)+POWER([.C12]-[.D14];2)+POWER([.C11]-[.D14];2)+POWER([.C10]-[.D14];2))/5" office:value-type="float" office:value="0.0000465929301648433" calcext:value-type="float">
            <text:p>4.65929301648433E-05</text:p>
          </table:table-cell>
          <table:table-cell office:value-type="float" office:value="33.8" calcext:value-type="float">
            <text:p>33.8</text:p>
          </table:table-cell>
          <table:table-cell table:formula="of:=[.F14]/[.F13]-1" office:value-type="float" office:value="0.00595238095238093" calcext:value-type="float">
            <text:p>0.0060</text:p>
          </table:table-cell>
          <table:table-cell table:formula="of:=AVERAGE([.G10:.G14])" office:value-type="float" office:value="0.0211012768053751" calcext:value-type="float">
            <text:p>0.0211</text:p>
          </table:table-cell>
          <table:table-cell table:formula="of:=(POWER([.G14]-[.H14];2)+POWER([.G13]-[.H14];2)+POWER([.G12]-[.H14];2)+POWER([.G11]-[.H14];2)+POWER([.G10]-[.H14];2))/5" office:value-type="float" office:value="0.000708284086633899" calcext:value-type="float">
            <text:p>0.0007082841</text:p>
          </table:table-cell>
          <table:table-cell table:formula="of:=(([.C14]-[.D14])*([.G12]-[.H12])+([.C13]-[.D14])*([.G11]-[.H12])+([.C12]-[.D14])*([.G10]-[.H12])+([.C11]-[.D14])*([.G9]-[.H12])+([.C10]-[.D14])*([.G8]-[.H12]))/5" office:value-type="float" office:value="0.000217679759212635" calcext:value-type="float">
            <text:p>0.0002176798</text:p>
          </table:table-cell>
          <table:table-cell table:formula="of:=[.J14]/(SQRT([.E14])*SQRT([.I12]))" office:value-type="float" office:value="0.777586054846746" calcext:value-type="float">
            <text:p>0.77758605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</text:p>
          </table:table-cell>
          <table:table-cell table:formula="of:=(POWER([.C15]-[.D15];2)+POWER([.C14]-[.D15];2)+POWER([.C13]-[.D15];2)+POWER([.C12]-[.D15];2)+POWER([.C11]-[.D15];2))/5" office:value-type="float" office:value="0.0000424781945214635" calcext:value-type="float">
            <text:p>4.24781945214635E-05</text:p>
          </table:table-cell>
          <table:table-cell office:value-type="float" office:value="34" calcext:value-type="float">
            <text:p>34</text:p>
          </table:table-cell>
          <table:table-cell table:formula="of:=[.F15]/[.F14]-1" office:value-type="float" office:value="0.00591715976331364" calcext:value-type="float">
            <text:p>0.0059</text:p>
          </table:table-cell>
          <table:table-cell table:formula="of:=AVERAGE([.G11:.G15])" office:value-type="float" office:value="0.0242519218727919" calcext:value-type="float">
            <text:p>0.0243</text:p>
          </table:table-cell>
          <table:table-cell table:formula="of:=(POWER([.G15]-[.H15];2)+POWER([.G14]-[.H15];2)+POWER([.G13]-[.H15];2)+POWER([.G12]-[.H15];2)+POWER([.G11]-[.H15];2))/5" office:value-type="float" office:value="0.00055304517366557" calcext:value-type="float">
            <text:p>0.0005530452</text:p>
          </table:table-cell>
          <table:table-cell table:formula="of:=(([.C15]-[.D15])*([.G13]-[.H13])+([.C14]-[.D15])*([.G12]-[.H13])+([.C13]-[.D15])*([.G11]-[.H13])+([.C12]-[.D15])*([.G10]-[.H13])+([.C11]-[.D15])*([.G9]-[.H13]))/5" office:value-type="float" office:value="0.000139751977851302" calcext:value-type="float">
            <text:p>0.000139752</text:p>
          </table:table-cell>
          <table:table-cell table:formula="of:=[.J15]/(SQRT([.E15])*SQRT([.I13]))" office:value-type="float" office:value="0.613609689878181" calcext:value-type="float">
            <text:p>0.61360968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1</text:p>
          </table:table-cell>
          <table:table-cell office:value-type="float" office:value="36" calcext:value-type="float">
            <text:p>36</text:p>
          </table:table-cell>
          <table:table-cell table:formula="of:=[.F16]/[.F15]-1" office:value-type="float" office:value="0.0588235294117647" calcext:value-type="float">
            <text:p>0.0588</text:p>
          </table:table-cell>
          <table:table-cell table:formula="of:=AVERAGE([.G12:.G16])" office:value-type="float" office:value="0.0221093429869329" calcext:value-type="float">
            <text:p>0.0221</text:p>
          </table:table-cell>
          <table:table-cell table:formula="of:=(POWER([.G16]-[.H16];2)+POWER([.G15]-[.H16];2)+POWER([.G14]-[.H16];2)+POWER([.G13]-[.H16];2)+POWER([.G12]-[.H16];2))/5" office:value-type="float" office:value="0.000377356515246385" calcext:value-type="float">
            <text:p>0.0003773565</text:p>
          </table:table-cell>
          <table:table-cell table:formula="of:=(([.C16]-[.D16])*([.G14]-[.H14])+([.C15]-[.D16])*([.G13]-[.H14])+([.C14]-[.D16])*([.G12]-[.H14])+([.C13]-[.D16])*([.G11]-[.H14])+([.C12]-[.D16])*([.G10]-[.H14]))/5" office:value-type="float" office:value="0.0000372706230938085" calcext:value-type="float">
            <text:p>3.72706230938085E-05</text:p>
          </table:table-cell>
          <table:table-cell table:formula="of:=[.J16]/(SQRT([.E16])*SQRT([.I14]))" office:value-type="float" office:value="0.103768354810252" calcext:value-type="float">
            <text:p>0.10376835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7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8</text:p>
          </table:table-cell>
          <table:table-cell office:value-type="float" office:value="34.5" calcext:value-type="float">
            <text:p>34.5</text:p>
          </table:table-cell>
          <table:table-cell table:formula="of:=[.F17]/[.F16]-1" office:value-type="float" office:value="-0.0416666666666666" calcext:value-type="float">
            <text:p>-0.0417</text:p>
          </table:table-cell>
          <table:table-cell table:formula="of:=AVERAGE([.G13:.G17])" office:value-type="float" office:value="0.00944164432852219" calcext:value-type="float">
            <text:p>0.0094</text:p>
          </table:table-cell>
          <table:table-cell table:formula="of:=(POWER([.G17]-[.H17];2)+POWER([.G16]-[.H17];2)+POWER([.G15]-[.H17];2)+POWER([.G14]-[.H17];2)+POWER([.G13]-[.H17];2))/5" office:value-type="float" office:value="0.00103032352329996" calcext:value-type="float">
            <text:p>0.0010303235</text:p>
          </table:table-cell>
          <table:table-cell table:formula="of:=(([.C17]-[.D17])*([.G15]-[.H15])+([.C16]-[.D17])*([.G14]-[.H15])+([.C15]-[.D17])*([.G13]-[.H15])+([.C14]-[.D17])*([.G12]-[.H15])+([.C13]-[.D17])*([.G11]-[.H15]))/5" office:value-type="float" office:value="-0.000143829251487086" calcext:value-type="float">
            <text:p>-0.0001438293</text:p>
          </table:table-cell>
          <table:table-cell table:formula="of:=[.J17]/(SQRT([.E17])*SQRT([.I15]))" office:value-type="float" office:value="-0.481780651963024" calcext:value-type="float">
            <text:p>-0.4817806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</text:p>
          </table:table-cell>
          <table:table-cell office:value-type="float" office:value="33.7" calcext:value-type="float">
            <text:p>33.7</text:p>
          </table:table-cell>
          <table:table-cell table:formula="of:=[.F18]/[.F17]-1" office:value-type="float" office:value="-0.0231884057971014" calcext:value-type="float">
            <text:p>-0.0232</text:p>
          </table:table-cell>
          <table:table-cell table:formula="of:=AVERAGE([.G14:.G18])" office:value-type="float" office:value="0.00116759953273826" calcext:value-type="float">
            <text:p>0.0012</text:p>
          </table:table-cell>
          <table:table-cell table:formula="of:=(POWER([.G18]-[.H18];2)+POWER([.G17]-[.H18];2)+POWER([.G16]-[.H18];2)+POWER([.G15]-[.H18];2)+POWER([.G14]-[.H18];2))/5" office:value-type="float" office:value="0.0011595296124603" calcext:value-type="float">
            <text:p>0.0011595296</text:p>
          </table:table-cell>
          <table:table-cell table:formula="of:=(([.C18]-[.D18])*([.G16]-[.H16])+([.C17]-[.D18])*([.G15]-[.H16])+([.C16]-[.D18])*([.G14]-[.H16])+([.C15]-[.D18])*([.G13]-[.H16])+([.C14]-[.D18])*([.G12]-[.H16]))/5" office:value-type="float" office:value="-0.000302473144756825" calcext:value-type="float">
            <text:p>-0.0003024731</text:p>
          </table:table-cell>
          <table:table-cell table:formula="of:=[.J18]/(SQRT([.E18])*SQRT([.I16]))" office:value-type="float" office:value="-0.895213108765524" calcext:value-type="float">
            <text:p>-0.89521310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8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4</text:p>
          </table:table-cell>
          <table:table-cell office:value-type="float" office:value="33" calcext:value-type="float">
            <text:p>33</text:p>
          </table:table-cell>
          <table:table-cell table:formula="of:=[.F19]/[.F18]-1" office:value-type="float" office:value="-0.0207715133531158" calcext:value-type="float">
            <text:p>-0.0208</text:p>
          </table:table-cell>
          <table:table-cell table:formula="of:=AVERAGE([.G15:.G19])" office:value-type="float" office:value="-0.00417717932836108" calcext:value-type="float">
            <text:p>-0.0042</text:p>
          </table:table-cell>
          <table:table-cell table:formula="of:=(POWER([.G19]-[.H19];2)+POWER([.G18]-[.H19];2)+POWER([.G17]-[.H19];2)+POWER([.G16]-[.H19];2)+POWER([.G15]-[.H19];2))/5" office:value-type="float" office:value="0.00122264905958314" calcext:value-type="float">
            <text:p>0.0012226491</text:p>
          </table:table-cell>
          <table:table-cell table:formula="of:=(([.C19]-[.D19])*([.G17]-[.H17])+([.C18]-[.D19])*([.G16]-[.H17])+([.C17]-[.D19])*([.G15]-[.H17])+([.C16]-[.D19])*([.G14]-[.H17])+([.C15]-[.D19])*([.G13]-[.H17]))/5" office:value-type="float" office:value="-0.000183633899362131" calcext:value-type="float">
            <text:p>-0.0001836339</text:p>
          </table:table-cell>
          <table:table-cell table:formula="of:=[.J19]/(SQRT([.E19])*SQRT([.I17]))" office:value-type="float" office:value="-0.338376717711903" calcext:value-type="float">
            <text:p>-0.33837671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</text:p>
          </table:table-cell>
          <table:table-cell table:formula="of:=(POWER([.C20]-[.D20];2)+POWER([.C19]-[.D20];2)+POWER([.C18]-[.D20];2)+POWER([.C17]-[.D20];2)+POWER([.C16]-[.D20];2))/5" office:value-type="float" office:value="0.000295480179028163" calcext:value-type="float">
            <text:p>0.0002954802</text:p>
          </table:table-cell>
          <table:table-cell office:value-type="float" office:value="32.1" calcext:value-type="float">
            <text:p>32.1</text:p>
          </table:table-cell>
          <table:table-cell table:formula="of:=[.F20]/[.F19]-1" office:value-type="float" office:value="-0.0272727272727272" calcext:value-type="float">
            <text:p>-0.0273</text:p>
          </table:table-cell>
          <table:table-cell table:formula="of:=AVERAGE([.G16:.G20])" office:value-type="float" office:value="-0.0108151567355693" calcext:value-type="float">
            <text:p>-0.0108</text:p>
          </table:table-cell>
          <table:table-cell table:formula="of:=(POWER([.G20]-[.H20];2)+POWER([.G19]-[.H20];2)+POWER([.G18]-[.H20];2)+POWER([.G17]-[.H20];2)+POWER([.G16]-[.H20];2))/5" office:value-type="float" office:value="0.0012648880461551" calcext:value-type="float">
            <text:p>0.001264888</text:p>
          </table:table-cell>
          <table:table-cell table:formula="of:=(([.C20]-[.D20])*([.G18]-[.H18])+([.C19]-[.D20])*([.G17]-[.H18])+([.C18]-[.D20])*([.G16]-[.H18])+([.C17]-[.D20])*([.G15]-[.H18])+([.C16]-[.D20])*([.G14]-[.H18]))/5" office:value-type="float" office:value="-0.000137425141501373" calcext:value-type="float">
            <text:p>-0.0001374251</text:p>
          </table:table-cell>
          <table:table-cell table:formula="of:=[.J20]/(SQRT([.E20])*SQRT([.I18]))" office:value-type="float" office:value="-0.234779997648756" calcext:value-type="float">
            <text:p>-0.23477999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</text:p>
          </table:table-cell>
          <table:table-cell table:formula="of:=(POWER([.C21]-[.D21];2)+POWER([.C20]-[.D21];2)+POWER([.C19]-[.D21];2)+POWER([.C18]-[.D21];2)+POWER([.C17]-[.D21];2))/5" office:value-type="float" office:value="0.000242797243750785" calcext:value-type="float">
            <text:p>0.0002427972</text:p>
          </table:table-cell>
          <table:table-cell office:value-type="float" office:value="31.3" calcext:value-type="float">
            <text:p>31.3</text:p>
          </table:table-cell>
          <table:table-cell table:formula="of:=[.F21]/[.F20]-1" office:value-type="float" office:value="-0.0249221183800623" calcext:value-type="float">
            <text:p>-0.0249</text:p>
          </table:table-cell>
          <table:table-cell table:formula="of:=AVERAGE([.G17:.G21])" office:value-type="float" office:value="-0.0275642862939347" calcext:value-type="float">
            <text:p>-0.0276</text:p>
          </table:table-cell>
          <table:table-cell table:formula="of:=(POWER([.G21]-[.H21];2)+POWER([.G20]-[.H21];2)+POWER([.G19]-[.H21];2)+POWER([.G18]-[.H21];2)+POWER([.G17]-[.H21];2))/5" office:value-type="float" office:value="0.0000542466568946491" calcext:value-type="float">
            <text:p>5.42466568946491E-05</text:p>
          </table:table-cell>
          <table:table-cell table:formula="of:=(([.C21]-[.D21])*([.G19]-[.H19])+([.C20]-[.D21])*([.G18]-[.H19])+([.C19]-[.D21])*([.G17]-[.H19])+([.C18]-[.D21])*([.G16]-[.H19])+([.C17]-[.D21])*([.G15]-[.H19]))/5" office:value-type="float" office:value="-0.000097600656519672" calcext:value-type="float">
            <text:p>-9.7600656519672E-05</text:p>
          </table:table-cell>
          <table:table-cell table:formula="of:=[.J21]/(SQRT([.E21])*SQRT([.I19]))" office:value-type="float" office:value="-0.179134796121382" calcext:value-type="float">
            <text:p>-0.17913479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9</text:p>
          </table:table-cell>
          <table:table-cell table:formula="of:=(POWER([.C22]-[.D22];2)+POWER([.C21]-[.D22];2)+POWER([.C20]-[.D22];2)+POWER([.C19]-[.D22];2)+POWER([.C18]-[.D22];2))/5" office:value-type="float" office:value="0.0000835683116902702" calcext:value-type="float">
            <text:p>8.35683116902702E-05</text:p>
          </table:table-cell>
          <table:table-cell office:value-type="float" office:value="31.2" calcext:value-type="float">
            <text:p>31.2</text:p>
          </table:table-cell>
          <table:table-cell table:formula="of:=[.F22]/[.F21]-1" office:value-type="float" office:value="-0.00319488817891378" calcext:value-type="float">
            <text:p>-0.0032</text:p>
          </table:table-cell>
          <table:table-cell table:formula="of:=AVERAGE([.G18:.G22])" office:value-type="float" office:value="-0.0198699305963841" calcext:value-type="float">
            <text:p>-0.0199</text:p>
          </table:table-cell>
          <table:table-cell table:formula="of:=(POWER([.G22]-[.H22];2)+POWER([.G21]-[.H22];2)+POWER([.G20]-[.H22];2)+POWER([.G19]-[.H22];2)+POWER([.G18]-[.H22];2))/5" office:value-type="float" office:value="0.0000740416337564539" calcext:value-type="float">
            <text:p>7.40416337564539E-05</text:p>
          </table:table-cell>
          <table:table-cell table:formula="of:=(([.C22]-[.D22])*([.G20]-[.H20])+([.C21]-[.D22])*([.G19]-[.H20])+([.C20]-[.D22])*([.G18]-[.H20])+([.C19]-[.D22])*([.G17]-[.H20])+([.C18]-[.D22])*([.G16]-[.H20]))/5" office:value-type="float" office:value="-0.000206840583286068" calcext:value-type="float">
            <text:p>-0.0002068406</text:p>
          </table:table-cell>
          <table:table-cell table:formula="of:=[.J22]/(SQRT([.E22])*SQRT([.I20]))" office:value-type="float" office:value="-0.63619301351476" calcext:value-type="float">
            <text:p>-0.63619301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</text:p>
          </table:table-cell>
          <table:table-cell table:formula="of:=(POWER([.C23]-[.D23];2)+POWER([.C22]-[.D23];2)+POWER([.C21]-[.D23];2)+POWER([.C20]-[.D23];2)+POWER([.C19]-[.D23];2))/5" office:value-type="float" office:value="0.0000557821881634922" calcext:value-type="float">
            <text:p>5.57821881634922E-05</text:p>
          </table:table-cell>
          <table:table-cell office:value-type="float" office:value="31.1" calcext:value-type="float">
            <text:p>31.1</text:p>
          </table:table-cell>
          <table:table-cell table:formula="of:=[.F23]/[.F22]-1" office:value-type="float" office:value="-0.00320512820512808" calcext:value-type="float">
            <text:p>-0.0032</text:p>
          </table:table-cell>
          <table:table-cell table:formula="of:=AVERAGE([.G19:.G23])" office:value-type="float" office:value="-0.0158732750779894" calcext:value-type="float">
            <text:p>-0.0159</text:p>
          </table:table-cell>
          <table:table-cell table:formula="of:=(POWER([.G23]-[.H23];2)+POWER([.G22]-[.H23];2)+POWER([.G21]-[.H23];2)+POWER([.G20]-[.H23];2)+POWER([.G19]-[.H23];2))/5" office:value-type="float" office:value="0.000111409050640107" calcext:value-type="float">
            <text:p>0.0001114091</text:p>
          </table:table-cell>
          <table:table-cell table:formula="of:=(([.C23]-[.D23])*([.G21]-[.H21])+([.C22]-[.D23])*([.G20]-[.H21])+([.C21]-[.D23])*([.G19]-[.H21])+([.C20]-[.D23])*([.G18]-[.H21])+([.C19]-[.D23])*([.G17]-[.H21]))/5" office:value-type="float" office:value="-0.0000216672452440538" calcext:value-type="float">
            <text:p>-2.16672452440538E-05</text:p>
          </table:table-cell>
          <table:table-cell table:formula="of:=[.J23]/(SQRT([.E23])*SQRT([.I21]))" office:value-type="float" office:value="-0.393884994772885" calcext:value-type="float">
            <text:p>-0.39388499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5</text:p>
          </table:table-cell>
          <table:table-cell table:formula="of:=(POWER([.C24]-[.D24];2)+POWER([.C23]-[.D24];2)+POWER([.C22]-[.D24];2)+POWER([.C21]-[.D24];2)+POWER([.C20]-[.D24];2))/5" office:value-type="float" office:value="0.0000693846122052764" calcext:value-type="float">
            <text:p>6.93846122052764E-05</text:p>
          </table:table-cell>
          <table:table-cell office:value-type="float" office:value="30.5" calcext:value-type="float">
            <text:p>30.5</text:p>
          </table:table-cell>
          <table:table-cell table:formula="of:=[.F24]/[.F23]-1" office:value-type="float" office:value="-0.0192926045016077" calcext:value-type="float">
            <text:p>-0.0193</text:p>
          </table:table-cell>
          <table:table-cell table:formula="of:=AVERAGE([.G20:.G24])" office:value-type="float" office:value="-0.0155774933076878" calcext:value-type="float">
            <text:p>-0.0156</text:p>
          </table:table-cell>
          <table:table-cell table:formula="of:=(POWER([.G24]-[.H24];2)+POWER([.G23]-[.H24];2)+POWER([.G22]-[.H24];2)+POWER([.G21]-[.H24];2)+POWER([.G20]-[.H24];2))/5" office:value-type="float" office:value="0.000108861378885926" calcext:value-type="float">
            <text:p>0.0001088614</text:p>
          </table:table-cell>
          <table:table-cell table:formula="of:=(([.C24]-[.D24])*([.G22]-[.H22])+([.C23]-[.D24])*([.G21]-[.H22])+([.C22]-[.D24])*([.G20]-[.H22])+([.C21]-[.D24])*([.G19]-[.H22])+([.C20]-[.D24])*([.G18]-[.H22]))/5" office:value-type="float" office:value="-0.0000456959241963458" calcext:value-type="float">
            <text:p>-4.56959241963458E-05</text:p>
          </table:table-cell>
          <table:table-cell table:formula="of:=[.J24]/(SQRT([.E24])*SQRT([.I22]))" office:value-type="float" office:value="-0.637540657696464" calcext:value-type="float">
            <text:p>-0.63754065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4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1</text:p>
          </table:table-cell>
          <table:table-cell office:value-type="float" office:value="30.2" calcext:value-type="float">
            <text:p>30.2</text:p>
          </table:table-cell>
          <table:table-cell table:formula="of:=[.F25]/[.F24]-1" office:value-type="float" office:value="-0.00983606557377048" calcext:value-type="float">
            <text:p>-0.0098</text:p>
          </table:table-cell>
          <table:table-cell table:formula="of:=AVERAGE([.G21:.G25])" office:value-type="float" office:value="-0.0120901609678965" calcext:value-type="float">
            <text:p>-0.0121</text:p>
          </table:table-cell>
          <table:table-cell table:formula="of:=(POWER([.G25]-[.H25];2)+POWER([.G24]-[.H25];2)+POWER([.G23]-[.H25];2)+POWER([.G22]-[.H25];2)+POWER([.G21]-[.H25];2))/5" office:value-type="float" office:value="0.000075936991023128" calcext:value-type="float">
            <text:p>0.000075937</text:p>
          </table:table-cell>
          <table:table-cell table:formula="of:=(([.C25]-[.D25])*([.G23]-[.H23])+([.C24]-[.D25])*([.G22]-[.H23])+([.C23]-[.D25])*([.G21]-[.H23])+([.C22]-[.D25])*([.G20]-[.H23])+([.C21]-[.D25])*([.G19]-[.H23]))/5" office:value-type="float" office:value="-0.0000816915450358288" calcext:value-type="float">
            <text:p>-8.16915450358288E-05</text:p>
          </table:table-cell>
          <table:table-cell table:formula="of:=[.J25]/(SQRT([.E25])*SQRT([.I23]))" office:value-type="float" office:value="-0.76824313547527" calcext:value-type="float">
            <text:p>-0.76824313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5</text:p>
          </table:table-cell>
          <table:table-cell table:formula="of:=(POWER([.C26]-[.D26];2)+POWER([.C25]-[.D26];2)+POWER([.C24]-[.D26];2)+POWER([.C23]-[.D26];2)+POWER([.C22]-[.D26];2))/5" office:value-type="float" office:value="0.0000893909631884987" calcext:value-type="float">
            <text:p>0.000089391</text:p>
          </table:table-cell>
          <table:table-cell office:value-type="float" office:value="29.5" calcext:value-type="float">
            <text:p>29.5</text:p>
          </table:table-cell>
          <table:table-cell table:formula="of:=[.F26]/[.F25]-1" office:value-type="float" office:value="-0.0231788079470199" calcext:value-type="float">
            <text:p>-0.0232</text:p>
          </table:table-cell>
          <table:table-cell table:formula="of:=AVERAGE([.G22:.G26])" office:value-type="float" office:value="-0.011741498881288" calcext:value-type="float">
            <text:p>-0.0117</text:p>
          </table:table-cell>
          <table:table-cell table:formula="of:=(POWER([.G26]-[.H26];2)+POWER([.G25]-[.H26];2)+POWER([.G24]-[.H26];2)+POWER([.G23]-[.H26];2)+POWER([.G22]-[.H26];2))/5" office:value-type="float" office:value="0.0000674752179324869" calcext:value-type="float">
            <text:p>6.74752179324869E-05</text:p>
          </table:table-cell>
          <table:table-cell table:formula="of:=(([.C26]-[.D26])*([.G24]-[.H24])+([.C25]-[.D26])*([.G23]-[.H24])+([.C24]-[.D26])*([.G22]-[.H24])+([.C23]-[.D26])*([.G21]-[.H24])+([.C22]-[.D26])*([.G20]-[.H24]))/5" office:value-type="float" office:value="-0.0000908011243476028" calcext:value-type="float">
            <text:p>-9.08011243476028E-05</text:p>
          </table:table-cell>
          <table:table-cell table:formula="of:=[.J26]/(SQRT([.E26])*SQRT([.I24]))" office:value-type="float" office:value="-0.920465472394735" calcext:value-type="float">
            <text:p>-0.92046547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1</text:p>
          </table:table-cell>
          <table:table-cell table:formula="of:=(POWER([.C27]-[.D27];2)+POWER([.C26]-[.D27];2)+POWER([.C25]-[.D27];2)+POWER([.C24]-[.D27];2)+POWER([.C23]-[.D27];2))/5" office:value-type="float" office:value="0.0000995758653277914" calcext:value-type="float">
            <text:p>9.95758653277914E-05</text:p>
          </table:table-cell>
          <table:table-cell office:value-type="float" office:value="30.3" calcext:value-type="float">
            <text:p>30.3</text:p>
          </table:table-cell>
          <table:table-cell table:formula="of:=[.F27]/[.F26]-1" office:value-type="float" office:value="0.0271186440677966" calcext:value-type="float">
            <text:p>0.0271</text:p>
          </table:table-cell>
          <table:table-cell table:formula="of:=AVERAGE([.G23:.G27])" office:value-type="float" office:value="-0.00567879243194591" calcext:value-type="float">
            <text:p>-0.0057</text:p>
          </table:table-cell>
          <table:table-cell table:formula="of:=(POWER([.G27]-[.H27];2)+POWER([.G26]-[.H27];2)+POWER([.G25]-[.H27];2)+POWER([.G24]-[.H27];2)+POWER([.G23]-[.H27];2))/5" office:value-type="float" office:value="0.000318132039546663" calcext:value-type="float">
            <text:p>0.000318132</text:p>
          </table:table-cell>
          <table:table-cell table:formula="of:=(([.C27]-[.D27])*([.G25]-[.H25])+([.C26]-[.D27])*([.G24]-[.H25])+([.C25]-[.D27])*([.G23]-[.H25])+([.C24]-[.D27])*([.G22]-[.H25])+([.C23]-[.D27])*([.G21]-[.H25]))/5" office:value-type="float" office:value="-0.0000462680217349794" calcext:value-type="float">
            <text:p>-0.000046268</text:p>
          </table:table-cell>
          <table:table-cell table:formula="of:=[.J27]/(SQRT([.E27])*SQRT([.I25]))" office:value-type="float" office:value="-0.532080317711928" calcext:value-type="float">
            <text:p>-0.53208031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1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</text:p>
          </table:table-cell>
          <table:table-cell office:value-type="float" office:value="32.1" calcext:value-type="float">
            <text:p>32.1</text:p>
          </table:table-cell>
          <table:table-cell table:formula="of:=[.F28]/[.F27]-1" office:value-type="float" office:value="0.0594059405940595" calcext:value-type="float">
            <text:p>0.0594</text:p>
          </table:table-cell>
          <table:table-cell table:formula="of:=AVERAGE([.G24:.G28])" office:value-type="float" office:value="0.0068434213278916" calcext:value-type="float">
            <text:p>0.0068</text:p>
          </table:table-cell>
          <table:table-cell table:formula="of:=(POWER([.G28]-[.H28];2)+POWER([.G27]-[.H28];2)+POWER([.G26]-[.H28];2)+POWER([.G25]-[.H28];2)+POWER([.G24]-[.H28];2))/5" office:value-type="float" office:value="0.00100730689377147" calcext:value-type="float">
            <text:p>0.0010073069</text:p>
          </table:table-cell>
          <table:table-cell table:formula="of:=(([.C28]-[.D28])*([.G26]-[.H26])+([.C27]-[.D28])*([.G25]-[.H26])+([.C26]-[.D28])*([.G24]-[.H26])+([.C25]-[.D28])*([.G23]-[.H26])+([.C24]-[.D28])*([.G22]-[.H26]))/5" office:value-type="float" office:value="0.0000244256226557536" calcext:value-type="float">
            <text:p>2.44256226557536E-05</text:p>
          </table:table-cell>
          <table:table-cell table:formula="of:=[.J28]/(SQRT([.E28])*SQRT([.I26]))" office:value-type="float" office:value="0.228786000431486" calcext:value-type="float">
            <text:p>0.228786000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3</text:p>
          </table:table-cell>
          <table:table-cell office:value-type="float" office:value="32.4" calcext:value-type="float">
            <text:p>32.4</text:p>
          </table:table-cell>
          <table:table-cell table:formula="of:=[.F29]/[.F28]-1" office:value-type="float" office:value="0.00934579439252325" calcext:value-type="float">
            <text:p>0.0093</text:p>
          </table:table-cell>
          <table:table-cell table:formula="of:=AVERAGE([.G25:.G29])" office:value-type="float" office:value="0.0125711011067178" calcext:value-type="float">
            <text:p>0.0126</text:p>
          </table:table-cell>
          <table:table-cell table:formula="of:=(POWER([.G29]-[.H29];2)+POWER([.G28]-[.H29];2)+POWER([.G27]-[.H29];2)+POWER([.G26]-[.H29];2)+POWER([.G25]-[.H29];2))/5" office:value-type="float" office:value="0.000839134583081565" calcext:value-type="float">
            <text:p>0.0008391346</text:p>
          </table:table-cell>
          <table:table-cell table:formula="of:=(([.C29]-[.D29])*([.G27]-[.H27])+([.C28]-[.D29])*([.G26]-[.H27])+([.C27]-[.D29])*([.G25]-[.H27])+([.C26]-[.D29])*([.G24]-[.H27])+([.C25]-[.D29])*([.G23]-[.H27]))/5" office:value-type="float" office:value="0.000211651735878091" calcext:value-type="float">
            <text:p>0.0002116517</text:p>
          </table:table-cell>
          <table:table-cell table:formula="of:=[.J29]/(SQRT([.E29])*SQRT([.I27]))" office:value-type="float" office:value="0.683177986544188" calcext:value-type="float">
            <text:p>0.68317798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</text:p>
          </table:table-cell>
          <table:table-cell office:value-type="float" office:value="33" calcext:value-type="float">
            <text:p>33</text:p>
          </table:table-cell>
          <table:table-cell table:formula="of:=[.F30]/[.F29]-1" office:value-type="float" office:value="0.0185185185185186" calcext:value-type="float">
            <text:p>0.0185</text:p>
          </table:table-cell>
          <table:table-cell table:formula="of:=AVERAGE([.G26:.G30])" office:value-type="float" office:value="0.0182420179251756" calcext:value-type="float">
            <text:p>0.0182</text:p>
          </table:table-cell>
          <table:table-cell table:formula="of:=(POWER([.G30]-[.H30];2)+POWER([.G29]-[.H30];2)+POWER([.G28]-[.H30];2)+POWER([.G27]-[.H30];2)+POWER([.G26]-[.H30];2))/5" office:value-type="float" office:value="0.000713633416564298" calcext:value-type="float">
            <text:p>0.0007136334</text:p>
          </table:table-cell>
          <table:table-cell table:formula="of:=(([.C30]-[.D30])*([.G28]-[.H28])+([.C29]-[.D30])*([.G27]-[.H28])+([.C28]-[.D30])*([.G26]-[.H28])+([.C27]-[.D30])*([.G25]-[.H28])+([.C26]-[.D30])*([.G24]-[.H28]))/5" office:value-type="float" office:value="-0.0000891045679735071" calcext:value-type="float">
            <text:p>-8.91045679735071E-05</text:p>
          </table:table-cell>
          <table:table-cell table:formula="of:=[.J30]/(SQRT([.E30])*SQRT([.I28]))" office:value-type="float" office:value="-0.143036350969008" calcext:value-type="float">
            <text:p>-0.1430363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80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5</text:p>
          </table:table-cell>
          <table:table-cell office:value-type="float" office:value="33.4" calcext:value-type="float">
            <text:p>33.4</text:p>
          </table:table-cell>
          <table:table-cell table:formula="of:=[.F31]/[.F30]-1" office:value-type="float" office:value="0.012121212121212" calcext:value-type="float">
            <text:p>0.0121</text:p>
          </table:table-cell>
          <table:table-cell table:formula="of:=AVERAGE([.G27:.G31])" office:value-type="float" office:value="0.025302021938822" calcext:value-type="float">
            <text:p>0.0253</text:p>
          </table:table-cell>
          <table:table-cell table:formula="of:=(POWER([.G31]-[.H31];2)+POWER([.G30]-[.H31];2)+POWER([.G29]-[.H31];2)+POWER([.G28]-[.H31];2)+POWER([.G27]-[.H31];2))/5" office:value-type="float" office:value="0.000328145649442614" calcext:value-type="float">
            <text:p>0.0003281456</text:p>
          </table:table-cell>
          <table:table-cell table:formula="of:=(([.C31]-[.D31])*([.G29]-[.H29])+([.C30]-[.D31])*([.G28]-[.H29])+([.C29]-[.D31])*([.G27]-[.H29])+([.C28]-[.D31])*([.G26]-[.H29])+([.C27]-[.D31])*([.G25]-[.H29]))/5" office:value-type="float" office:value="-0.0000687581346983115" calcext:value-type="float">
            <text:p>-6.87581346983115E-05</text:p>
          </table:table-cell>
          <table:table-cell table:formula="of:=[.J31]/(SQRT([.E31])*SQRT([.I29]))" office:value-type="float" office:value="-0.12104216321713" calcext:value-type="float">
            <text:p>-0.1210421632</text:p>
          </table:table-cell>
          <table:table-cell table:number-columns-repeated="4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ulti_di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stddev return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s 1</text:p>
          </table:table-cell>
          <table:table-cell office:value-type="string" calcext:value-type="string">
            <text:p>Mean return 1</text:p>
          </table:table-cell>
          <table:table-cell office:value-type="string" calcext:value-type="string">
            <text:p>Var return 1</text:p>
          </table:table-cell>
          <table:table-cell office:value-type="string" calcext:value-type="string">
            <text:p>stddev return 1</text:p>
          </table:table-cell>
          <table:table-cell office:value-type="string" calcext:value-type="string">
            <text:p>Correlation 0/1</text:p>
          </table:table-cell>
          <table:table-cell office:value-type="string" calcext:value-type="string">
            <text:p>Correlation 1/0</text:p>
          </table:table-cell>
          <table:table-cell office:value-type="string" calcext:value-type="string">
            <text:p>Correlation 0/0</text:p>
          </table:table-cell>
          <table:table-cell office:value-type="string" calcext:value-type="string">
            <text:p>Correlation 1/1</text:p>
          </table:table-cell>
          <table:table-cell office:value-type="string" calcext:value-type="string">
            <text:p>Covariance 0/1</text:p>
          </table:table-cell>
          <table:table-cell office:value-type="string" calcext:value-type="string">
            <text:p>Covariance 1/0</text:p>
          </table:table-cell>
          <table:table-cell office:value-type="string" calcext:value-type="string">
            <text:p>Covariance 0/0</text:p>
          </table:table-cell>
          <table:table-cell office:value-type="string" calcext:value-type="string">
            <text:p>Covariance 1/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4"/>
          <table:table-cell office:value-type="float" office:value="30.5" calcext:value-type="float">
            <text:p>30.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G3]/[.G2]-1" office:value-type="float" office:value="0.0163934426229508" calcext:value-type="float">
            <text:p>0.016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G4]/[.G3]-1" office:value-type="float" office:value="0.032258064516129" calcext:value-type="float">
            <text:p>0.032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table:formula="of:=[.G5]/[.G4]-1" office:value-type="float" office:value="0.046875" calcext:value-type="float">
            <text:p>0.046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table:number-columns-repeated="3"/>
          <table:table-cell office:value-type="float" office:value="33.4" calcext:value-type="float">
            <text:p>33.4</text:p>
          </table:table-cell>
          <table:table-cell table:formula="of:=[.G6]/[.G5]-1" office:value-type="float" office:value="-0.0029850746268657" calcext:value-type="float">
            <text:p>-0.003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255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table:formula="of:=SQRT([.E7])" office:value-type="float" office:value="0.00320932243475978" calcext:value-type="float">
            <text:p>0.0032093224</text:p>
          </table:table-cell>
          <table:table-cell office:value-type="float" office:value="33" calcext:value-type="float">
            <text:p>33</text:p>
          </table:table-cell>
          <table:table-cell table:formula="of:=[.G7]/[.G6]-1" office:value-type="float" office:value="-0.0119760479041916" calcext:value-type="float">
            <text:p>-0.0120</text:p>
          </table:table-cell>
          <table:table-cell table:formula="of:=AVERAGE([.H3:.H7])" office:value-type="float" office:value="0.0161130769216045" calcext:value-type="float">
            <text:p>0.0161</text:p>
          </table:table-cell>
          <table:table-cell table:formula="of:=(POWER([.H7]-[.I7];2)+POWER([.H6]-[.I7];2)+POWER([.H5]-[.I7];2)+POWER([.H4]-[.I7];2)+POWER([.H3]-[.I7];2))/5" office:value-type="float" office:value="0.000472154693376491" calcext:value-type="float">
            <text:p>0.0004721547</text:p>
          </table:table-cell>
          <table:table-cell table:formula="of:=SQRT([.J7])" office:value-type="float" office:value="0.0217291208606444" calcext:value-type="float">
            <text:p>0.021729120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367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table:formula="of:=SQRT([.E8])" office:value-type="float" office:value="0.00363921821012709" calcext:value-type="float">
            <text:p>0.0036392182</text:p>
          </table:table-cell>
          <table:table-cell office:value-type="float" office:value="31.6" calcext:value-type="float">
            <text:p>31.6</text:p>
          </table:table-cell>
          <table:table-cell table:formula="of:=[.G8]/[.G7]-1" office:value-type="float" office:value="-0.0424242424242424" calcext:value-type="float">
            <text:p>-0.0424</text:p>
          </table:table-cell>
          <table:table-cell table:formula="of:=AVERAGE([.H4:.H8])" office:value-type="float" office:value="0.00434953991216587" calcext:value-type="float">
            <text:p>0.0043</text:p>
          </table:table-cell>
          <table:table-cell table:formula="of:=(POWER([.H8]-[.I8];2)+POWER([.H7]-[.I8];2)+POWER([.H6]-[.I8];2)+POWER([.H5]-[.I8];2)+POWER([.H4]-[.I8];2))/5" office:value-type="float" office:value="0.00101908172065829" calcext:value-type="float">
            <text:p>0.0010190817</text:p>
          </table:table-cell>
          <table:table-cell table:formula="of:=SQRT([.J8])" office:value-type="float" office:value="0.0319230593875069" calcext:value-type="float">
            <text:p>0.031923059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158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table:formula="of:=SQRT([.E9])" office:value-type="float" office:value="0.00383163272272703" calcext:value-type="float">
            <text:p>0.0038316327</text:p>
          </table:table-cell>
          <table:table-cell office:value-type="float" office:value="30.5" calcext:value-type="float">
            <text:p>30.5</text:p>
          </table:table-cell>
          <table:table-cell table:formula="of:=[.G9]/[.G8]-1" office:value-type="float" office:value="-0.0348101265822786" calcext:value-type="float">
            <text:p>-0.0348</text:p>
          </table:table-cell>
          <table:table-cell table:formula="of:=AVERAGE([.H5:.H9])" office:value-type="float" office:value="-0.00906409830751564" calcext:value-type="float">
            <text:p>-0.0091</text:p>
          </table:table-cell>
          <table:table-cell table:formula="of:=(POWER([.H9]-[.I9];2)+POWER([.H8]-[.I9];2)+POWER([.H7]-[.I9];2)+POWER([.H6]-[.I9];2)+POWER([.H5]-[.I9];2))/5" office:value-type="float" office:value="0.000990074777247011" calcext:value-type="float">
            <text:p>0.0009900748</text:p>
          </table:table-cell>
          <table:table-cell table:formula="of:=SQRT([.J9])" office:value-type="float" office:value="0.031465453711126" calcext:value-type="float">
            <text:p>0.0314654537</text:p>
          </table:table-cell>
          <table:table-cell table:formula="of:=[.P9]/(SQRT([.E9])*SQRT([.J7]))" office:value-type="float" office:value="-0.960710996858784" calcext:value-type="float">
            <text:p>-0.9607109969</text:p>
          </table:table-cell>
          <table:table-cell table:formula="of:=[.Q9]/([.F7]*[.K9])" office:value-type="float" office:value="-0.396030912805501" calcext:value-type="float">
            <text:p>-0.3960309128</text:p>
          </table:table-cell>
          <table:table-cell table:formula="of:=[.R9]/([.F9]*[.F7])" office:value-type="float" office:value="-0.398321938835212" calcext:value-type="float">
            <text:p>-0.3983219388</text:p>
          </table:table-cell>
          <table:table-cell table:formula="of:=[.S9]/([.K9]*[.K7])" office:value-type="float" office:value="0.405007686670848" calcext:value-type="float">
            <text:p>0.4050076867</text:p>
          </table:table-cell>
          <table:table-cell table:formula="of:=(([.C9]-[.D9])*([.H7]-[.I7])+([.C8]-[.D9])*([.H6]-[.I7])+([.C7]-[.D9])*([.H5]-[.I7])+([.C6]-[.D9])*([.H4]-[.I7])+([.C5]-[.D9])*([.H3]-[.I7]))/5" office:value-type="float" office:value="-0.0000799868862886586" calcext:value-type="float">
            <text:p>-7.99868862886586E-05</text:p>
          </table:table-cell>
          <table:table-cell table:formula="of:=(([.C7]-[.D7])*([.H9]-[.I9])+([.C6]-[.D7])*([.H8]-[.I9])+([.C5]-[.D7])*([.H7]-[.I9])+([.C4]-[.D7])*([.H6]-[.I9])+([.C3]-[.D7])*([.H5]-[.I9]))/5" office:value-type="float" office:value="-0.0000399923051211832" calcext:value-type="float">
            <text:p>-3.99923051211832E-05</text:p>
          </table:table-cell>
          <table:table-cell table:style-name="ce4" table:formula="of:=(([.C9]-[.D9])*([.C7]-[.D7])+([.C8]-[.D9])*([.C6]-[.D7])+([.C7]-[.D9])*([.C5]-[.D7])+([.C6]-[.D9])*([.C4]-[.D7])+([.C5]-[.D9])*([.C3]-[.D7]))/5" office:value-type="float" office:value="-0.00000489814291790992" calcext:value-type="float">
            <text:p>-4.89814291790992E-06</text:p>
          </table:table-cell>
          <table:table-cell table:style-name="ce4" table:formula="of:=(([.H9]-[.I9])*([.H7]-[.I7])+([.H8]-[.I9])*([.H6]-[.I7])+([.H7]-[.I9])*([.H5]-[.I7])+([.H6]-[.I9])*([.H4]-[.I7])+([.H5]-[.I9])*([.H3]-[.I7]))/5" office:value-type="float" office:value="0.000276910497387563" calcext:value-type="float">
            <text:p>0.0002769105</text:p>
          </table:table-cell>
          <table:table-cell table:formula="of:=SQRT([.E9])*SQRT([.J7])" office:value-type="float" office:value="0.0000832580105257356" calcext:value-type="float">
            <text:p>0.000083258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48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table:formula="of:=SQRT([.E10])" office:value-type="float" office:value="0.00593802243334572" calcext:value-type="float">
            <text:p>0.0059380224</text:p>
          </table:table-cell>
          <table:table-cell office:value-type="float" office:value="30.2" calcext:value-type="float">
            <text:p>30.2</text:p>
          </table:table-cell>
          <table:table-cell table:formula="of:=[.G10]/[.G9]-1" office:value-type="float" office:value="-0.00983606557377048" calcext:value-type="float">
            <text:p>-0.0098</text:p>
          </table:table-cell>
          <table:table-cell table:formula="of:=AVERAGE([.H6:.H10])" office:value-type="float" office:value="-0.0204063114222697" calcext:value-type="float">
            <text:p>-0.0204</text:p>
          </table:table-cell>
          <table:table-cell table:formula="of:=(POWER([.H10]-[.I10];2)+POWER([.H9]-[.I10];2)+POWER([.H8]-[.I10];2)+POWER([.H7]-[.I10];2)+POWER([.H6]-[.I10];2))/5" office:value-type="float" office:value="0.000235711621706965" calcext:value-type="float">
            <text:p>0.0002357116</text:p>
          </table:table-cell>
          <table:table-cell table:formula="of:=SQRT([.J10])" office:value-type="float" office:value="0.0153529027127434" calcext:value-type="float">
            <text:p>0.0153529027</text:p>
          </table:table-cell>
          <table:table-cell table:formula="of:=[.P10]/(SQRT([.E10])*SQRT([.J8]))" office:value-type="float" office:value="0.140233353281912" calcext:value-type="float">
            <text:p>0.1402333533</text:p>
          </table:table-cell>
          <table:table-cell table:formula="of:=[.Q10]/([.F8]*[.K10])" office:value-type="float" office:value="0.0655253300098898" calcext:value-type="float">
            <text:p>0.06552533</text:p>
          </table:table-cell>
          <table:table-cell table:formula="of:=[.R10]/([.F10]*[.F8])" office:value-type="float" office:value="-0.639846064188816" calcext:value-type="float">
            <text:p>-0.6398460642</text:p>
          </table:table-cell>
          <table:table-cell table:formula="of:=[.S10]/([.K10]*[.K8])" office:value-type="float" office:value="0.304802098081123" calcext:value-type="float">
            <text:p>0.3048020981</text:p>
          </table:table-cell>
          <table:table-cell table:formula="of:=(([.C10]-[.D10])*([.H8]-[.I8])+([.C9]-[.D10])*([.H7]-[.I8])+([.C8]-[.D10])*([.H6]-[.I8])+([.C7]-[.D10])*([.H5]-[.I8])+([.C6]-[.D10])*([.H4]-[.I8]))/5" office:value-type="float" office:value="0.0000265826124011985" calcext:value-type="float">
            <text:p>2.65826124011985E-05</text:p>
          </table:table-cell>
          <table:table-cell table:formula="of:=(([.C8]-[.D8])*([.H10]-[.I10])+([.C7]-[.D8])*([.H9]-[.I10])+([.C6]-[.D8])*([.H8]-[.I10])+([.C5]-[.D8])*([.H7]-[.I10])+([.C4]-[.D8])*([.H6]-[.I10]))/5" office:value-type="float" office:value="0.00000366106813762609" calcext:value-type="float">
            <text:p>3.66106813762609E-06</text:p>
          </table:table-cell>
          <table:table-cell table:style-name="ce4" table:formula="of:=(([.C10]-[.D10])*([.C8]-[.D8])+([.C9]-[.D10])*([.C7]-[.D8])+([.C8]-[.D10])*([.C6]-[.D8])+([.C7]-[.D10])*([.C5]-[.D8])+([.C6]-[.D10])*([.C4]-[.D8]))/5" office:value-type="float" office:value="-0.0000138269194819696" calcext:value-type="float">
            <text:p>-1.38269194819696E-05</text:p>
          </table:table-cell>
          <table:table-cell table:style-name="ce4" table:formula="of:=(([.H10]-[.I10])*([.H8]-[.I8])+([.H9]-[.I10])*([.H7]-[.I8])+([.H8]-[.I10])*([.H6]-[.I8])+([.H7]-[.I10])*([.H5]-[.I8])+([.H6]-[.I10])*([.H4]-[.I8]))/5" office:value-type="float" office:value="0.00014938705161514" calcext:value-type="float">
            <text:p>0.0001493871</text:p>
          </table:table-cell>
          <table:table-cell table:formula="of:=SQRT([.E10])*SQRT([.J8])" office:value-type="float" office:value="0.000189559842784044" calcext:value-type="float">
            <text:p>0.0001895598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08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table:formula="of:=SQRT([.E11])" office:value-type="float" office:value="0.00596951137249621" calcext:value-type="float">
            <text:p>0.0059695114</text:p>
          </table:table-cell>
          <table:table-cell office:value-type="float" office:value="32.3" calcext:value-type="float">
            <text:p>32.3</text:p>
          </table:table-cell>
          <table:table-cell table:formula="of:=[.G11]/[.G10]-1" office:value-type="float" office:value="0.0695364238410596" calcext:value-type="float">
            <text:p>0.0695</text:p>
          </table:table-cell>
          <table:table-cell table:formula="of:=AVERAGE([.H7:.H11])" office:value-type="float" office:value="-0.00590201172868468" calcext:value-type="float">
            <text:p>-0.0059</text:p>
          </table:table-cell>
          <table:table-cell table:formula="of:=(POWER([.H11]-[.I11];2)+POWER([.H10]-[.I11];2)+POWER([.H9]-[.I11];2)+POWER([.H8]-[.I11];2)+POWER([.H7]-[.I11];2))/5" office:value-type="float" office:value="0.0015825761391392" calcext:value-type="float">
            <text:p>0.0015825761</text:p>
          </table:table-cell>
          <table:table-cell table:formula="of:=SQRT([.J11])" office:value-type="float" office:value="0.0397816055374742" calcext:value-type="float">
            <text:p>0.0397816055</text:p>
          </table:table-cell>
          <table:table-cell table:formula="of:=[.P11]/(SQRT([.E11])*SQRT([.J9]))" office:value-type="float" office:value="0.10634259570524" calcext:value-type="float">
            <text:p>0.1063425957</text:p>
          </table:table-cell>
          <table:table-cell table:formula="of:=[.Q11]/([.F9]*[.K11])" office:value-type="float" office:value="0.89860676650791" calcext:value-type="float">
            <text:p>0.8986067665</text:p>
          </table:table-cell>
          <table:table-cell table:formula="of:=[.R11]/([.F11]*[.F9])" office:value-type="float" office:value="-0.536819812375087" calcext:value-type="float">
            <text:p>-0.5368198124</text:p>
          </table:table-cell>
          <table:table-cell table:formula="of:=[.S11]/([.K11]*[.K9])" office:value-type="float" office:value="-0.365667737914976" calcext:value-type="float">
            <text:p>-0.3656677379</text:p>
          </table:table-cell>
          <table:table-cell table:formula="of:=(([.C11]-[.D11])*([.H9]-[.I9])+([.C10]-[.D11])*([.H8]-[.I9])+([.C9]-[.D11])*([.H7]-[.I9])+([.C8]-[.D11])*([.H6]-[.I9])+([.C7]-[.D11])*([.H5]-[.I9]))/5" office:value-type="float" office:value="0.0000199746895901279" calcext:value-type="float">
            <text:p>1.99746895901279E-05</text:p>
          </table:table-cell>
          <table:table-cell table:formula="of:=(([.C9]-[.D9])*([.H11]-[.I11])+([.C8]-[.D9])*([.H10]-[.I11])+([.C7]-[.D9])*([.H9]-[.I11])+([.C6]-[.D9])*([.H8]-[.I11])+([.C5]-[.D9])*([.H7]-[.I11]))/5" office:value-type="float" office:value="0.00013697328289251" calcext:value-type="float">
            <text:p>0.0001369733</text:p>
          </table:table-cell>
          <table:table-cell table:style-name="ce4" table:formula="of:=(([.C11]-[.D11])*([.C9]-[.D9])+([.C10]-[.D11])*([.C8]-[.D9])+([.C9]-[.D11])*([.C7]-[.D9])+([.C8]-[.D11])*([.C6]-[.D9])+([.C7]-[.D11])*([.C5]-[.D9]))/5" office:value-type="float" office:value="-0.0000122786662089147" calcext:value-type="float">
            <text:p>-1.22786662089147E-05</text:p>
          </table:table-cell>
          <table:table-cell table:style-name="ce4" table:formula="of:=(([.H11]-[.I11])*([.H9]-[.I9])+([.H10]-[.I11])*([.H8]-[.I9])+([.H9]-[.I11])*([.H7]-[.I9])+([.H8]-[.I11])*([.H6]-[.I9])+([.H7]-[.I11])*([.H5]-[.I9]))/5" office:value-type="float" office:value="-0.00045772322611449" calcext:value-type="float">
            <text:p>-0.0004577232</text:p>
          </table:table-cell>
          <table:table-cell table:formula="of:=SQRT([.E11])*SQRT([.J9])" office:value-type="float" office:value="0.00018783338376932" calcext:value-type="float">
            <text:p>0.0001878334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table:formula="of:=SQRT([.E12])" office:value-type="float" office:value="0.00659416992449494" calcext:value-type="float">
            <text:p>0.0065941699</text:p>
          </table:table-cell>
          <table:table-cell office:value-type="float" office:value="33" calcext:value-type="float">
            <text:p>33</text:p>
          </table:table-cell>
          <table:table-cell table:formula="of:=[.G12]/[.G11]-1" office:value-type="float" office:value="0.021671826625387" calcext:value-type="float">
            <text:p>0.0217</text:p>
          </table:table-cell>
          <table:table-cell table:formula="of:=AVERAGE([.H8:.H12])" office:value-type="float" office:value="0.00082756317723105" calcext:value-type="float">
            <text:p>0.0008</text:p>
          </table:table-cell>
          <table:table-cell table:formula="of:=(POWER([.H12]-[.I12];2)+POWER([.H11]-[.I12];2)+POWER([.H10]-[.I12];2)+POWER([.H9]-[.I12];2)+POWER([.H8]-[.I12];2))/5" office:value-type="float" office:value="0.00168197348994789" calcext:value-type="float">
            <text:p>0.0016819735</text:p>
          </table:table-cell>
          <table:table-cell table:formula="of:=SQRT([.J12])" office:value-type="float" office:value="0.0410118701103459" calcext:value-type="float">
            <text:p>0.0410118701</text:p>
          </table:table-cell>
          <table:table-cell table:formula="of:=[.P12]/(SQRT([.E12])*SQRT([.J10]))" office:value-type="float" office:value="0.478675696377926" calcext:value-type="float">
            <text:p>0.4786756964</text:p>
          </table:table-cell>
          <table:table-cell table:formula="of:=[.Q12]/([.F10]*[.K12])" office:value-type="float" office:value="0.373045567003418" calcext:value-type="float">
            <text:p>0.373045567</text:p>
          </table:table-cell>
          <table:table-cell table:formula="of:=[.R12]/([.F12]*[.F10])" office:value-type="float" office:value="0.0830191385504747" calcext:value-type="float">
            <text:p>0.0830191386</text:p>
          </table:table-cell>
          <table:table-cell table:formula="of:=[.S12]/([.K12]*[.K10])" office:value-type="float" office:value="-0.50456018500607" calcext:value-type="float">
            <text:p>-0.504560185</text:p>
          </table:table-cell>
          <table:table-cell table:formula="of:=(([.C12]-[.D12])*([.H10]-[.I10])+([.C11]-[.D12])*([.H9]-[.I10])+([.C10]-[.D12])*([.H8]-[.I10])+([.C9]-[.D12])*([.H7]-[.I10])+([.C8]-[.D12])*([.H6]-[.I10]))/5" office:value-type="float" office:value="0.0000484609596402987" calcext:value-type="float">
            <text:p>0.000048461</text:p>
          </table:table-cell>
          <table:table-cell table:formula="of:=(([.C10]-[.D10])*([.H12]-[.I12])+([.C9]-[.D10])*([.H11]-[.I12])+([.C8]-[.D10])*([.H10]-[.I12])+([.C7]-[.D10])*([.H9]-[.I12])+([.C6]-[.D10])*([.H8]-[.I12]))/5" office:value-type="float" office:value="0.0000908475648764819" calcext:value-type="float">
            <text:p>9.08475648764819E-05</text:p>
          </table:table-cell>
          <table:table-cell table:style-name="ce4" table:formula="of:=(([.C12]-[.D12])*([.C10]-[.D10])+([.C11]-[.D12])*([.C9]-[.D10])+([.C10]-[.D12])*([.C8]-[.D10])+([.C9]-[.D12])*([.C7]-[.D10])+([.C8]-[.D12])*([.C6]-[.D10]))/5" office:value-type="float" office:value="0.00000325072469747624" calcext:value-type="float">
            <text:p>3.25072469747624E-06</text:p>
          </table:table-cell>
          <table:table-cell table:style-name="ce4" table:formula="of:=(([.H12]-[.I12])*([.H10]-[.I10])+([.H11]-[.I12])*([.H9]-[.I10])+([.H10]-[.I12])*([.H8]-[.I10])+([.H9]-[.I12])*([.H7]-[.I10])+([.H8]-[.I12])*([.H6]-[.I10]))/5" office:value-type="float" office:value="-0.000317696952133745" calcext:value-type="float">
            <text:p>-0.000317697</text:p>
          </table:table-cell>
          <table:table-cell table:formula="of:=SQRT([.E12])*SQRT([.J10])" office:value-type="float" office:value="0.00010123964932207" calcext:value-type="float">
            <text:p>0.0001012396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466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table:formula="of:=SQRT([.E13])" office:value-type="float" office:value="0.0077956561588362" calcext:value-type="float">
            <text:p>0.0077956562</text:p>
          </table:table-cell>
          <table:table-cell office:value-type="float" office:value="33.6" calcext:value-type="float">
            <text:p>33.6</text:p>
          </table:table-cell>
          <table:table-cell table:formula="of:=[.G13]/[.G12]-1" office:value-type="float" office:value="0.0181818181818183" calcext:value-type="float">
            <text:p>0.0182</text:p>
          </table:table-cell>
          <table:table-cell table:formula="of:=AVERAGE([.H9:.H13])" office:value-type="float" office:value="0.0129487752984432" calcext:value-type="float">
            <text:p>0.0129</text:p>
          </table:table-cell>
          <table:table-cell table:formula="of:=(POWER([.H13]-[.I13];2)+POWER([.H12]-[.I13];2)+POWER([.H11]-[.I13];2)+POWER([.H10]-[.I13];2)+POWER([.H9]-[.I13];2))/5" office:value-type="float" office:value="0.00122114000245579" calcext:value-type="float">
            <text:p>0.00122114</text:p>
          </table:table-cell>
          <table:table-cell table:formula="of:=SQRT([.J13])" office:value-type="float" office:value="0.0349448136703544" calcext:value-type="float">
            <text:p>0.0349448137</text:p>
          </table:table-cell>
          <table:table-cell table:formula="of:=[.P13]/(SQRT([.E13])*SQRT([.J11]))" office:value-type="float" office:value="0.665434288466962" calcext:value-type="float">
            <text:p>0.6654342885</text:p>
          </table:table-cell>
          <table:table-cell table:formula="of:=[.Q13]/([.F11]*[.K13])" office:value-type="float" office:value="0.433058391382843" calcext:value-type="float">
            <text:p>0.4330583914</text:p>
          </table:table-cell>
          <table:table-cell table:formula="of:=[.R13]/([.F13]*[.F11])" office:value-type="float" office:value="0.136865141115805" calcext:value-type="float">
            <text:p>0.1368651411</text:p>
          </table:table-cell>
          <table:table-cell table:formula="of:=[.S13]/([.K13]*[.K11])" office:value-type="float" office:value="-0.0220325759342644" calcext:value-type="float">
            <text:p>-0.0220325759</text:p>
          </table:table-cell>
          <table:table-cell table:formula="of:=(([.C13]-[.D13])*([.H11]-[.I11])+([.C12]-[.D13])*([.H10]-[.I11])+([.C11]-[.D13])*([.H9]-[.I11])+([.C10]-[.D13])*([.H8]-[.I11])+([.C9]-[.D13])*([.H7]-[.I11]))/5" office:value-type="float" office:value="0.000206366955768194" calcext:value-type="float">
            <text:p>0.000206367</text:p>
          </table:table-cell>
          <table:table-cell table:formula="of:=(([.C11]-[.D11])*([.H13]-[.I13])+([.C10]-[.D11])*([.H12]-[.I13])+([.C9]-[.D11])*([.H11]-[.I13])+([.C8]-[.D11])*([.H10]-[.I13])+([.C7]-[.D11])*([.H9]-[.I13]))/5" office:value-type="float" office:value="0.0000903374799569176" calcext:value-type="float">
            <text:p>9.03374799569176E-05</text:p>
          </table:table-cell>
          <table:table-cell table:style-name="ce4" table:formula="of:=(([.C13]-[.D13])*([.C11]-[.D11])+([.C12]-[.D13])*([.C10]-[.D11])+([.C11]-[.D13])*([.C9]-[.D11])+([.C10]-[.D13])*([.C8]-[.D11])+([.C9]-[.D13])*([.C7]-[.D11]))/5" office:value-type="float" office:value="0.00000636919153134381" calcext:value-type="float">
            <text:p>6.36919153134381E-06</text:p>
          </table:table-cell>
          <table:table-cell table:style-name="ce4" table:formula="of:=(([.H13]-[.I13])*([.H11]-[.I11])+([.H12]-[.I13])*([.H10]-[.I11])+([.H11]-[.I13])*([.H9]-[.I11])+([.H10]-[.I13])*([.H8]-[.I11])+([.H9]-[.I13])*([.H7]-[.I11]))/5" office:value-type="float" office:value="-0.0000306288232329308" calcext:value-type="float">
            <text:p>-3.06288232329308E-05</text:p>
          </table:table-cell>
          <table:table-cell table:formula="of:=SQRT([.E13])*SQRT([.J11])" office:value-type="float" office:value="0.000310123718216603" calcext:value-type="float">
            <text:p>0.0003101237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23</text:p>
          </table:table-cell>
          <table:table-cell table:formula="of:=(POWER([.C14]-[.D14];2)+POWER([.C13]-[.D14];2)+POWER([.C12]-[.D14];2)+POWER([.C11]-[.D14];2)+POWER([.C10]-[.D14];2))/5" office:value-type="float" office:value="0.0000465929301648433" calcext:value-type="float">
            <text:p>4.65929301648433E-05</text:p>
          </table:table-cell>
          <table:table-cell table:formula="of:=SQRT([.E14])" office:value-type="float" office:value="0.00682590141775013" calcext:value-type="float">
            <text:p>0.0068259014</text:p>
          </table:table-cell>
          <table:table-cell office:value-type="float" office:value="33.8" calcext:value-type="float">
            <text:p>33.8</text:p>
          </table:table-cell>
          <table:table-cell table:formula="of:=[.G14]/[.G13]-1" office:value-type="float" office:value="0.00595238095238093" calcext:value-type="float">
            <text:p>0.0060</text:p>
          </table:table-cell>
          <table:table-cell table:formula="of:=AVERAGE([.H10:.H14])" office:value-type="float" office:value="0.0211012768053751" calcext:value-type="float">
            <text:p>0.0211</text:p>
          </table:table-cell>
          <table:table-cell table:formula="of:=(POWER([.H14]-[.I14];2)+POWER([.H13]-[.I14];2)+POWER([.H12]-[.I14];2)+POWER([.H11]-[.I14];2)+POWER([.H10]-[.I14];2))/5" office:value-type="float" office:value="0.000708284086633899" calcext:value-type="float">
            <text:p>0.0007082841</text:p>
          </table:table-cell>
          <table:table-cell table:formula="of:=SQRT([.J14])" office:value-type="float" office:value="0.0266136071706542" calcext:value-type="float">
            <text:p>0.0266136072</text:p>
          </table:table-cell>
          <table:table-cell table:formula="of:=[.P14]/(SQRT([.E14])*SQRT([.J12]))" office:value-type="float" office:value="0.777586054846746" calcext:value-type="float">
            <text:p>0.7775860548</text:p>
          </table:table-cell>
          <table:table-cell table:formula="of:=[.Q14]/([.F12]*[.K14])" office:value-type="float" office:value="0.432739011329869" calcext:value-type="float">
            <text:p>0.4327390113</text:p>
          </table:table-cell>
          <table:table-cell table:formula="of:=[.R14]/([.F14]*[.F12])" office:value-type="float" office:value="0.278802485792255" calcext:value-type="float">
            <text:p>0.2788024858</text:p>
          </table:table-cell>
          <table:table-cell table:formula="of:=[.S14]/([.K14]*[.K12])" office:value-type="float" office:value="-0.166832260761887" calcext:value-type="float">
            <text:p>-0.1668322608</text:p>
          </table:table-cell>
          <table:table-cell table:formula="of:=(([.C14]-[.D14])*([.H12]-[.I12])+([.C13]-[.D14])*([.H11]-[.I12])+([.C12]-[.D14])*([.H10]-[.I12])+([.C11]-[.D14])*([.H9]-[.I12])+([.C10]-[.D14])*([.H8]-[.I12]))/5" office:value-type="float" office:value="0.000217679759212635" calcext:value-type="float">
            <text:p>0.0002176798</text:p>
          </table:table-cell>
          <table:table-cell table:formula="of:=(([.C12]-[.D12])*([.H14]-[.I14])+([.C11]-[.D12])*([.H13]-[.I14])+([.C10]-[.D12])*([.H12]-[.I14])+([.C9]-[.D12])*([.H11]-[.I14])+([.C8]-[.D12])*([.H10]-[.I14]))/5" office:value-type="float" office:value="0.0000759433804635999" calcext:value-type="float">
            <text:p>7.59433804635999E-05</text:p>
          </table:table-cell>
          <table:table-cell table:style-name="ce4" table:formula="of:=(([.C14]-[.D14])*([.C12]-[.D12])+([.C13]-[.D14])*([.C11]-[.D12])+([.C12]-[.D14])*([.C10]-[.D12])+([.C11]-[.D14])*([.C9]-[.D12])+([.C10]-[.D14])*([.C8]-[.D12]))/5" office:value-type="float" office:value="0.0000125492215779925" calcext:value-type="float">
            <text:p>1.25492215779925E-05</text:p>
          </table:table-cell>
          <table:table-cell table:style-name="ce4" table:formula="of:=(([.H14]-[.I14])*([.H12]-[.I12])+([.H13]-[.I14])*([.H11]-[.I12])+([.H12]-[.I14])*([.H10]-[.I12])+([.H11]-[.I14])*([.H9]-[.I12])+([.H10]-[.I14])*([.H8]-[.I12]))/5" office:value-type="float" office:value="-0.00018209304169155" calcext:value-type="float">
            <text:p>-0.000182093</text:p>
          </table:table-cell>
          <table:table-cell table:formula="of:=SQRT([.E14])*SQRT([.J12])" office:value-type="float" office:value="0.000279942982330795" calcext:value-type="float">
            <text:p>0.000279943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27</text:p>
          </table:table-cell>
          <table:table-cell table:formula="of:=(POWER([.C15]-[.D15];2)+POWER([.C14]-[.D15];2)+POWER([.C13]-[.D15];2)+POWER([.C12]-[.D15];2)+POWER([.C11]-[.D15];2))/5" office:value-type="float" office:value="0.0000424781945214635" calcext:value-type="float">
            <text:p>4.24781945214635E-05</text:p>
          </table:table-cell>
          <table:table-cell table:formula="of:=SQRT([.E15])" office:value-type="float" office:value="0.00651752978677224" calcext:value-type="float">
            <text:p>0.0065175298</text:p>
          </table:table-cell>
          <table:table-cell office:value-type="float" office:value="34" calcext:value-type="float">
            <text:p>34</text:p>
          </table:table-cell>
          <table:table-cell table:formula="of:=[.G15]/[.G14]-1" office:value-type="float" office:value="0.00591715976331364" calcext:value-type="float">
            <text:p>0.0059</text:p>
          </table:table-cell>
          <table:table-cell table:formula="of:=AVERAGE([.H11:.H15])" office:value-type="float" office:value="0.0242519218727919" calcext:value-type="float">
            <text:p>0.0243</text:p>
          </table:table-cell>
          <table:table-cell table:formula="of:=(POWER([.H15]-[.I15];2)+POWER([.H14]-[.I15];2)+POWER([.H13]-[.I15];2)+POWER([.H12]-[.I15];2)+POWER([.H11]-[.I15];2))/5" office:value-type="float" office:value="0.00055304517366557" calcext:value-type="float">
            <text:p>0.0005530452</text:p>
          </table:table-cell>
          <table:table-cell table:formula="of:=SQRT([.J15])" office:value-type="float" office:value="0.0235169125028259" calcext:value-type="float">
            <text:p>0.0235169125</text:p>
          </table:table-cell>
          <table:table-cell table:formula="of:=[.P15]/(SQRT([.E15])*SQRT([.J13]))" office:value-type="float" office:value="0.613609689878181" calcext:value-type="float">
            <text:p>0.6136096899</text:p>
          </table:table-cell>
          <table:table-cell table:formula="of:=[.Q15]/([.F13]*[.K15])" office:value-type="float" office:value="0.362082006234953" calcext:value-type="float">
            <text:p>0.3620820062</text:p>
          </table:table-cell>
          <table:table-cell table:formula="of:=[.R15]/([.F15]*[.F13])" office:value-type="float" office:value="0.738341852068621" calcext:value-type="float">
            <text:p>0.7383418521</text:p>
          </table:table-cell>
          <table:table-cell table:formula="of:=[.S15]/([.K15]*[.K13])" office:value-type="float" office:value="-0.657833456828376" calcext:value-type="float">
            <text:p>-0.6578334568</text:p>
          </table:table-cell>
          <table:table-cell table:formula="of:=(([.C15]-[.D15])*([.H13]-[.I13])+([.C14]-[.D15])*([.H12]-[.I13])+([.C13]-[.D15])*([.H11]-[.I13])+([.C12]-[.D15])*([.H10]-[.I13])+([.C11]-[.D15])*([.H9]-[.I13]))/5" office:value-type="float" office:value="0.000139751977851302" calcext:value-type="float">
            <text:p>0.000139752</text:p>
          </table:table-cell>
          <table:table-cell table:formula="of:=(([.C13]-[.D13])*([.H15]-[.I15])+([.C12]-[.D13])*([.H14]-[.I15])+([.C11]-[.D13])*([.H13]-[.I15])+([.C10]-[.D13])*([.H12]-[.I15])+([.C9]-[.D13])*([.H11]-[.I15]))/5" office:value-type="float" office:value="0.0000663804086754703" calcext:value-type="float">
            <text:p>6.63804086754703E-05</text:p>
          </table:table-cell>
          <table:table-cell table:style-name="ce4" table:formula="of:=(([.C15]-[.D15])*([.C13]-[.D13])+([.C14]-[.D15])*([.C12]-[.D13])+([.C13]-[.D15])*([.C11]-[.D13])+([.C12]-[.D15])*([.C10]-[.D13])+([.C11]-[.D15])*([.C9]-[.D13]))/5" office:value-type="float" office:value="0.0000375139838262136" calcext:value-type="float">
            <text:p>0.000037514</text:p>
          </table:table-cell>
          <table:table-cell table:style-name="ce4" table:formula="of:=(([.H15]-[.I15])*([.H13]-[.I13])+([.H14]-[.I15])*([.H12]-[.I13])+([.H13]-[.I15])*([.H11]-[.I13])+([.H12]-[.I15])*([.H10]-[.I13])+([.H11]-[.I15])*([.H9]-[.I13]))/5" office:value-type="float" office:value="-0.000540603670387652" calcext:value-type="float">
            <text:p>-0.0005406037</text:p>
          </table:table-cell>
          <table:table-cell table:formula="of:=SQRT([.E15])*SQRT([.J13])" office:value-type="float" office:value="0.00022775386398974" calcext:value-type="float">
            <text:p>0.0002277539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11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1</text:p>
          </table:table-cell>
          <table:table-cell table:formula="of:=SQRT([.E16])" office:value-type="float" office:value="0.0134957796850822" calcext:value-type="float">
            <text:p>0.0134957797</text:p>
          </table:table-cell>
          <table:table-cell office:value-type="float" office:value="36" calcext:value-type="float">
            <text:p>36</text:p>
          </table:table-cell>
          <table:table-cell table:formula="of:=[.G16]/[.G15]-1" office:value-type="float" office:value="0.0588235294117647" calcext:value-type="float">
            <text:p>0.0588</text:p>
          </table:table-cell>
          <table:table-cell table:formula="of:=AVERAGE([.H12:.H16])" office:value-type="float" office:value="0.0221093429869329" calcext:value-type="float">
            <text:p>0.0221</text:p>
          </table:table-cell>
          <table:table-cell table:formula="of:=(POWER([.H16]-[.I16];2)+POWER([.H15]-[.I16];2)+POWER([.H14]-[.I16];2)+POWER([.H13]-[.I16];2)+POWER([.H12]-[.I16];2))/5" office:value-type="float" office:value="0.000377356515246385" calcext:value-type="float">
            <text:p>0.0003773565</text:p>
          </table:table-cell>
          <table:table-cell table:formula="of:=SQRT([.J16])" office:value-type="float" office:value="0.0194256664041774" calcext:value-type="float">
            <text:p>0.0194256664</text:p>
          </table:table-cell>
          <table:table-cell table:formula="of:=[.P16]/(SQRT([.E16])*SQRT([.J14]))" office:value-type="float" office:value="0.103768354810252" calcext:value-type="float">
            <text:p>0.1037683548</text:p>
          </table:table-cell>
          <table:table-cell table:formula="of:=[.Q16]/([.F14]*[.K16])" office:value-type="float" office:value="-0.144026294190766" calcext:value-type="float">
            <text:p>-0.1440262942</text:p>
          </table:table-cell>
          <table:table-cell table:formula="of:=[.R16]/([.F16]*[.F14])" office:value-type="float" office:value="0.427747103341243" calcext:value-type="float">
            <text:p>0.4277471033</text:p>
          </table:table-cell>
          <table:table-cell table:formula="of:=[.S16]/([.K16]*[.K14])" office:value-type="float" office:value="-0.268795889928462" calcext:value-type="float">
            <text:p>-0.2687958899</text:p>
          </table:table-cell>
          <table:table-cell table:formula="of:=(([.C16]-[.D16])*([.H14]-[.I14])+([.C15]-[.D16])*([.H13]-[.I14])+([.C14]-[.D16])*([.H12]-[.I14])+([.C13]-[.D16])*([.H11]-[.I14])+([.C12]-[.D16])*([.H10]-[.I14]))/5" office:value-type="float" office:value="0.0000372706230938085" calcext:value-type="float">
            <text:p>3.72706230938085E-05</text:p>
          </table:table-cell>
          <table:table-cell table:formula="of:=(([.C14]-[.D14])*([.H16]-[.I16])+([.C13]-[.D14])*([.H15]-[.I16])+([.C12]-[.D14])*([.H14]-[.I16])+([.C11]-[.D14])*([.H13]-[.I16])+([.C10]-[.D14])*([.H12]-[.I16]))/5" office:value-type="float" office:value="-0.0000190975530230524" calcext:value-type="float">
            <text:p>-1.90975530230524E-05</text:p>
          </table:table-cell>
          <table:table-cell table:style-name="ce4" table:formula="of:=(([.C16]-[.D16])*([.C14]-[.D14])+([.C15]-[.D16])*([.C13]-[.D14])+([.C14]-[.D16])*([.C12]-[.D14])+([.C13]-[.D16])*([.C11]-[.D14])+([.C12]-[.D16])*([.C10]-[.D14]))/5" office:value-type="float" office:value="0.0000394044317435053" calcext:value-type="float">
            <text:p>3.94044317435053E-05</text:p>
          </table:table-cell>
          <table:table-cell table:style-name="ce4" table:formula="of:=(([.H16]-[.I16])*([.H14]-[.I14])+([.H15]-[.I16])*([.H13]-[.I14])+([.H14]-[.I16])*([.H12]-[.I14])+([.H13]-[.I16])*([.H11]-[.I14])+([.H12]-[.I16])*([.H10]-[.I14]))/5" office:value-type="float" office:value="-0.000138963995451987" calcext:value-type="float">
            <text:p>-0.000138964</text:p>
          </table:table-cell>
          <table:table-cell table:formula="of:=SQRT([.E16])*SQRT([.J14])" office:value-type="float" office:value="0.000359171379000472" calcext:value-type="float">
            <text:p>0.0003591714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675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8</text:p>
          </table:table-cell>
          <table:table-cell table:formula="of:=SQRT([.E17])" office:value-type="float" office:value="0.0126945573514303" calcext:value-type="float">
            <text:p>0.0126945574</text:p>
          </table:table-cell>
          <table:table-cell office:value-type="float" office:value="34.5" calcext:value-type="float">
            <text:p>34.5</text:p>
          </table:table-cell>
          <table:table-cell table:formula="of:=[.G17]/[.G16]-1" office:value-type="float" office:value="-0.0416666666666666" calcext:value-type="float">
            <text:p>-0.0417</text:p>
          </table:table-cell>
          <table:table-cell table:formula="of:=AVERAGE([.H13:.H17])" office:value-type="float" office:value="0.00944164432852219" calcext:value-type="float">
            <text:p>0.0094</text:p>
          </table:table-cell>
          <table:table-cell table:formula="of:=(POWER([.H17]-[.I17];2)+POWER([.H16]-[.I17];2)+POWER([.H15]-[.I17];2)+POWER([.H14]-[.I17];2)+POWER([.H13]-[.I17];2))/5" office:value-type="float" office:value="0.00103032352329996" calcext:value-type="float">
            <text:p>0.0010303235</text:p>
          </table:table-cell>
          <table:table-cell table:formula="of:=SQRT([.J17])" office:value-type="float" office:value="0.0320986529826403" calcext:value-type="float">
            <text:p>0.032098653</text:p>
          </table:table-cell>
          <table:table-cell table:formula="of:=[.P17]/(SQRT([.E17])*SQRT([.J15]))" office:value-type="float" office:value="-0.481780651963024" calcext:value-type="float">
            <text:p>-0.481780652</text:p>
          </table:table-cell>
          <table:table-cell table:formula="of:=[.Q17]/([.F15]*[.K17])" office:value-type="float" office:value="-0.51999070785515" calcext:value-type="float">
            <text:p>-0.5199907079</text:p>
          </table:table-cell>
          <table:table-cell table:formula="of:=[.R17]/([.F17]*[.F15])" office:value-type="float" office:value="0.36237690649585" calcext:value-type="float">
            <text:p>0.3623769065</text:p>
          </table:table-cell>
          <table:table-cell table:formula="of:=[.S17]/([.K17]*[.K15])" office:value-type="float" office:value="0.121766472426769" calcext:value-type="float">
            <text:p>0.1217664724</text:p>
          </table:table-cell>
          <table:table-cell table:formula="of:=(([.C17]-[.D17])*([.H15]-[.I15])+([.C16]-[.D17])*([.H14]-[.I15])+([.C15]-[.D17])*([.H13]-[.I15])+([.C14]-[.D17])*([.H12]-[.I15])+([.C13]-[.D17])*([.H11]-[.I15]))/5" office:value-type="float" office:value="-0.000143829251487086" calcext:value-type="float">
            <text:p>-0.0001438293</text:p>
          </table:table-cell>
          <table:table-cell table:formula="of:=(([.C15]-[.D15])*([.H17]-[.I17])+([.C14]-[.D15])*([.H16]-[.I17])+([.C13]-[.D15])*([.H15]-[.I17])+([.C12]-[.D15])*([.H14]-[.I17])+([.C11]-[.D15])*([.H13]-[.I17]))/5" office:value-type="float" office:value="-0.000108784098050212" calcext:value-type="float">
            <text:p>-0.0001087841</text:p>
          </table:table-cell>
          <table:table-cell table:style-name="ce4" table:formula="of:=(([.C17]-[.D17])*([.C15]-[.D15])+([.C16]-[.D17])*([.C14]-[.D15])+([.C15]-[.D17])*([.C13]-[.D15])+([.C14]-[.D17])*([.C12]-[.D15])+([.C13]-[.D17])*([.C11]-[.D15]))/5" office:value-type="float" office:value="0.0000299820345231759" calcext:value-type="float">
            <text:p>0.000029982</text:p>
          </table:table-cell>
          <table:table-cell table:style-name="ce4" table:formula="of:=(([.H17]-[.I17])*([.H15]-[.I15])+([.H16]-[.I17])*([.H14]-[.I15])+([.H15]-[.I17])*([.H13]-[.I15])+([.H14]-[.I17])*([.H12]-[.I15])+([.H13]-[.I17])*([.H11]-[.I15]))/5" office:value-type="float" office:value="0.0000919167871581115" calcext:value-type="float">
            <text:p>9.19167871581115E-05</text:p>
          </table:table-cell>
          <table:table-cell table:formula="of:=SQRT([.E17])*SQRT([.J15])" office:value-type="float" office:value="0.000298536794495692" calcext:value-type="float">
            <text:p>0.0002985368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13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</text:p>
          </table:table-cell>
          <table:table-cell table:formula="of:=SQRT([.E18])" office:value-type="float" office:value="0.0173933991035293" calcext:value-type="float">
            <text:p>0.0173933991</text:p>
          </table:table-cell>
          <table:table-cell office:value-type="float" office:value="33.7" calcext:value-type="float">
            <text:p>33.7</text:p>
          </table:table-cell>
          <table:table-cell table:formula="of:=[.G18]/[.G17]-1" office:value-type="float" office:value="-0.0231884057971014" calcext:value-type="float">
            <text:p>-0.0232</text:p>
          </table:table-cell>
          <table:table-cell table:formula="of:=AVERAGE([.H14:.H18])" office:value-type="float" office:value="0.00116759953273826" calcext:value-type="float">
            <text:p>0.0012</text:p>
          </table:table-cell>
          <table:table-cell table:formula="of:=(POWER([.H18]-[.I18];2)+POWER([.H17]-[.I18];2)+POWER([.H16]-[.I18];2)+POWER([.H15]-[.I18];2)+POWER([.H14]-[.I18];2))/5" office:value-type="float" office:value="0.0011595296124603" calcext:value-type="float">
            <text:p>0.0011595296</text:p>
          </table:table-cell>
          <table:table-cell table:formula="of:=SQRT([.J18])" office:value-type="float" office:value="0.0340518665047938" calcext:value-type="float">
            <text:p>0.0340518665</text:p>
          </table:table-cell>
          <table:table-cell table:formula="of:=[.P18]/(SQRT([.E18])*SQRT([.J16]))" office:value-type="float" office:value="-0.895213108765524" calcext:value-type="float">
            <text:p>-0.8952131088</text:p>
          </table:table-cell>
          <table:table-cell table:formula="of:=[.Q18]/([.F16]*[.K18])" office:value-type="float" office:value="-0.545076367980867" calcext:value-type="float">
            <text:p>-0.545076368</text:p>
          </table:table-cell>
          <table:table-cell table:formula="of:=[.R18]/([.F18]*[.F16])" office:value-type="float" office:value="-0.496014223469083" calcext:value-type="float">
            <text:p>-0.4960142235</text:p>
          </table:table-cell>
          <table:table-cell table:formula="of:=[.S18]/([.K18]*[.K16])" office:value-type="float" office:value="-0.348588738122076" calcext:value-type="float">
            <text:p>-0.3485887381</text:p>
          </table:table-cell>
          <table:table-cell table:formula="of:=(([.C18]-[.D18])*([.H16]-[.I16])+([.C17]-[.D18])*([.H15]-[.I16])+([.C16]-[.D18])*([.H14]-[.I16])+([.C15]-[.D18])*([.H13]-[.I16])+([.C14]-[.D18])*([.H12]-[.I16]))/5" office:value-type="float" office:value="-0.000302473144756825" calcext:value-type="float">
            <text:p>-0.0003024731</text:p>
          </table:table-cell>
          <table:table-cell table:formula="of:=(([.C16]-[.D16])*([.H18]-[.I18])+([.C15]-[.D16])*([.H17]-[.I18])+([.C14]-[.D16])*([.H16]-[.I18])+([.C13]-[.D16])*([.H15]-[.I18])+([.C12]-[.D16])*([.H14]-[.I18]))/5" office:value-type="float" office:value="-0.000250493381478016" calcext:value-type="float">
            <text:p>-0.0002504934</text:p>
          </table:table-cell>
          <table:table-cell table:style-name="ce4" table:formula="of:=(([.C18]-[.D18])*([.C16]-[.D16])+([.C17]-[.D18])*([.C15]-[.D16])+([.C16]-[.D18])*([.C14]-[.D16])+([.C15]-[.D18])*([.C13]-[.D16])+([.C14]-[.D18])*([.C12]-[.D16]))/5" office:value-type="float" office:value="-0.000116433129990187" calcext:value-type="float">
            <text:p>-0.0001164331</text:p>
          </table:table-cell>
          <table:table-cell table:style-name="ce4" table:formula="of:=(([.H18]-[.I18])*([.H16]-[.I16])+([.H17]-[.I18])*([.H15]-[.I16])+([.H16]-[.I18])*([.H14]-[.I16])+([.H15]-[.I18])*([.H13]-[.I16])+([.H14]-[.I18])*([.H12]-[.I16]))/5" office:value-type="float" office:value="-0.000230584547918518" calcext:value-type="float">
            <text:p>-0.0002305845</text:p>
          </table:table-cell>
          <table:table-cell table:formula="of:=SQRT([.E18])*SQRT([.J16])" office:value-type="float" office:value="0.000337878368619878" calcext:value-type="float">
            <text:p>0.0003378784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776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4</text:p>
          </table:table-cell>
          <table:table-cell table:formula="of:=SQRT([.E19])" office:value-type="float" office:value="0.0169069619498882" calcext:value-type="float">
            <text:p>0.0169069619</text:p>
          </table:table-cell>
          <table:table-cell office:value-type="float" office:value="33" calcext:value-type="float">
            <text:p>33</text:p>
          </table:table-cell>
          <table:table-cell table:formula="of:=[.G19]/[.G18]-1" office:value-type="float" office:value="-0.0207715133531158" calcext:value-type="float">
            <text:p>-0.0208</text:p>
          </table:table-cell>
          <table:table-cell table:formula="of:=AVERAGE([.H15:.H19])" office:value-type="float" office:value="-0.00417717932836108" calcext:value-type="float">
            <text:p>-0.0042</text:p>
          </table:table-cell>
          <table:table-cell table:formula="of:=(POWER([.H19]-[.I19];2)+POWER([.H18]-[.I19];2)+POWER([.H17]-[.I19];2)+POWER([.H16]-[.I19];2)+POWER([.H15]-[.I19];2))/5" office:value-type="float" office:value="0.00122264905958314" calcext:value-type="float">
            <text:p>0.0012226491</text:p>
          </table:table-cell>
          <table:table-cell table:formula="of:=SQRT([.J19])" office:value-type="float" office:value="0.0349663990079496" calcext:value-type="float">
            <text:p>0.034966399</text:p>
          </table:table-cell>
          <table:table-cell table:formula="of:=[.P19]/(SQRT([.E19])*SQRT([.J17]))" office:value-type="float" office:value="-0.338376717711903" calcext:value-type="float">
            <text:p>-0.3383767177</text:p>
          </table:table-cell>
          <table:table-cell table:formula="of:=[.Q19]/([.F17]*[.K19])" office:value-type="float" office:value="-0.6419830743488" calcext:value-type="float">
            <text:p>-0.6419830743</text:p>
          </table:table-cell>
          <table:table-cell table:formula="of:=[.R19]/([.F19]*[.F17])" office:value-type="float" office:value="-0.912637507908399" calcext:value-type="float">
            <text:p>-0.9126375079</text:p>
          </table:table-cell>
          <table:table-cell table:formula="of:=[.S19]/([.K19]*[.K17])" office:value-type="float" office:value="-0.0160678097581787" calcext:value-type="float">
            <text:p>-0.0160678098</text:p>
          </table:table-cell>
          <table:table-cell table:formula="of:=(([.C19]-[.D19])*([.H17]-[.I17])+([.C18]-[.D19])*([.H16]-[.I17])+([.C17]-[.D19])*([.H15]-[.I17])+([.C16]-[.D19])*([.H14]-[.I17])+([.C15]-[.D19])*([.H13]-[.I17]))/5" office:value-type="float" office:value="-0.000183633899362131" calcext:value-type="float">
            <text:p>-0.0001836339</text:p>
          </table:table-cell>
          <table:table-cell table:formula="of:=(([.C17]-[.D17])*([.H19]-[.I19])+([.C16]-[.D17])*([.H18]-[.I19])+([.C15]-[.D17])*([.H17]-[.I19])+([.C14]-[.D17])*([.H16]-[.I19])+([.C13]-[.D17])*([.H15]-[.I19]))/5" office:value-type="float" office:value="-0.000284965345757869" calcext:value-type="float">
            <text:p>-0.0002849653</text:p>
          </table:table-cell>
          <table:table-cell table:style-name="ce4" table:formula="of:=(([.C19]-[.D19])*([.C17]-[.D17])+([.C18]-[.D19])*([.C16]-[.D17])+([.C17]-[.D19])*([.C15]-[.D17])+([.C16]-[.D19])*([.C14]-[.D17])+([.C15]-[.D19])*([.C13]-[.D17]))/5" office:value-type="float" office:value="-0.000195876101103658" calcext:value-type="float">
            <text:p>-0.0001958761</text:p>
          </table:table-cell>
          <table:table-cell table:style-name="ce4" table:formula="of:=(([.H19]-[.I19])*([.H17]-[.I17])+([.H18]-[.I19])*([.H16]-[.I17])+([.H17]-[.I19])*([.H15]-[.I17])+([.H16]-[.I19])*([.H14]-[.I17])+([.H15]-[.I19])*([.H13]-[.I17]))/5" office:value-type="float" office:value="-0.000018034096855338" calcext:value-type="float">
            <text:p>-1.8034096855338E-05</text:p>
          </table:table-cell>
          <table:table-cell table:formula="of:=SQRT([.E19])*SQRT([.J17])" office:value-type="float" office:value="0.000542690704620165" calcext:value-type="float">
            <text:p>0.0005426907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28</text:p>
          </table:table-cell>
          <table:table-cell table:formula="of:=(POWER([.C20]-[.D20];2)+POWER([.C19]-[.D20];2)+POWER([.C18]-[.D20];2)+POWER([.C17]-[.D20];2)+POWER([.C16]-[.D20];2))/5" office:value-type="float" office:value="0.000295480179028163" calcext:value-type="float">
            <text:p>0.0002954802</text:p>
          </table:table-cell>
          <table:table-cell table:formula="of:=SQRT([.E20])" office:value-type="float" office:value="0.0171895369055761" calcext:value-type="float">
            <text:p>0.0171895369</text:p>
          </table:table-cell>
          <table:table-cell office:value-type="float" office:value="32.1" calcext:value-type="float">
            <text:p>32.1</text:p>
          </table:table-cell>
          <table:table-cell table:formula="of:=[.G20]/[.G19]-1" office:value-type="float" office:value="-0.0272727272727272" calcext:value-type="float">
            <text:p>-0.0273</text:p>
          </table:table-cell>
          <table:table-cell table:formula="of:=AVERAGE([.H16:.H20])" office:value-type="float" office:value="-0.0108151567355693" calcext:value-type="float">
            <text:p>-0.0108</text:p>
          </table:table-cell>
          <table:table-cell table:formula="of:=(POWER([.H20]-[.I20];2)+POWER([.H19]-[.I20];2)+POWER([.H18]-[.I20];2)+POWER([.H17]-[.I20];2)+POWER([.H16]-[.I20];2))/5" office:value-type="float" office:value="0.0012648880461551" calcext:value-type="float">
            <text:p>0.001264888</text:p>
          </table:table-cell>
          <table:table-cell table:formula="of:=SQRT([.J20])" office:value-type="float" office:value="0.0355652646012243" calcext:value-type="float">
            <text:p>0.0355652646</text:p>
          </table:table-cell>
          <table:table-cell table:formula="of:=[.P20]/(SQRT([.E20])*SQRT([.J18]))" office:value-type="float" office:value="-0.234779997648756" calcext:value-type="float">
            <text:p>-0.2347799976</text:p>
          </table:table-cell>
          <table:table-cell table:formula="of:=[.Q20]/([.F18]*[.K20])" office:value-type="float" office:value="-0.273971591180773" calcext:value-type="float">
            <text:p>-0.2739715912</text:p>
          </table:table-cell>
          <table:table-cell table:formula="of:=[.R20]/([.F20]*[.F18])" office:value-type="float" office:value="-0.530318272658593" calcext:value-type="float">
            <text:p>-0.5303182727</text:p>
          </table:table-cell>
          <table:table-cell table:formula="of:=[.S20]/([.K20]*[.K18])" office:value-type="float" office:value="0.0496419018129091" calcext:value-type="float">
            <text:p>0.0496419018</text:p>
          </table:table-cell>
          <table:table-cell table:formula="of:=(([.C20]-[.D20])*([.H18]-[.I18])+([.C19]-[.D20])*([.H17]-[.I18])+([.C18]-[.D20])*([.H16]-[.I18])+([.C17]-[.D20])*([.H15]-[.I18])+([.C16]-[.D20])*([.H14]-[.I18]))/5" office:value-type="float" office:value="-0.000137425141501373" calcext:value-type="float">
            <text:p>-0.0001374251</text:p>
          </table:table-cell>
          <table:table-cell table:formula="of:=(([.C18]-[.D18])*([.H20]-[.I20])+([.C17]-[.D18])*([.H19]-[.I20])+([.C16]-[.D18])*([.H18]-[.I20])+([.C15]-[.D18])*([.H17]-[.I20])+([.C14]-[.D18])*([.H16]-[.I20]))/5" office:value-type="float" office:value="-0.000169479056832813" calcext:value-type="float">
            <text:p>-0.0001694791</text:p>
          </table:table-cell>
          <table:table-cell table:style-name="ce4" table:formula="of:=(([.C20]-[.D20])*([.C18]-[.D18])+([.C19]-[.D20])*([.C17]-[.D18])+([.C18]-[.D20])*([.C16]-[.D18])+([.C17]-[.D20])*([.C15]-[.D18])+([.C16]-[.D20])*([.C14]-[.D18]))/5" office:value-type="float" office:value="-0.000158556930759864" calcext:value-type="float">
            <text:p>-0.0001585569</text:p>
          </table:table-cell>
          <table:table-cell table:style-name="ce4" table:formula="of:=(([.H20]-[.I20])*([.H18]-[.I18])+([.H19]-[.I20])*([.H17]-[.I18])+([.H18]-[.I20])*([.H16]-[.I18])+([.H17]-[.I20])*([.H15]-[.I18])+([.H16]-[.I20])*([.H14]-[.I18]))/5" office:value-type="float" office:value="0.0000601195024256297" calcext:value-type="float">
            <text:p>6.01195024256297E-05</text:p>
          </table:table-cell>
          <table:table-cell table:formula="of:=SQRT([.E20])*SQRT([.J18])" office:value-type="float" office:value="0.000585335815987904" calcext:value-type="float">
            <text:p>0.0005853358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21</text:p>
          </table:table-cell>
          <table:table-cell table:formula="of:=(POWER([.C21]-[.D21];2)+POWER([.C20]-[.D21];2)+POWER([.C19]-[.D21];2)+POWER([.C18]-[.D21];2)+POWER([.C17]-[.D21];2))/5" office:value-type="float" office:value="0.000242797243750785" calcext:value-type="float">
            <text:p>0.0002427972</text:p>
          </table:table-cell>
          <table:table-cell table:formula="of:=SQRT([.E21])" office:value-type="float" office:value="0.0155819525012363" calcext:value-type="float">
            <text:p>0.0155819525</text:p>
          </table:table-cell>
          <table:table-cell office:value-type="float" office:value="31.3" calcext:value-type="float">
            <text:p>31.3</text:p>
          </table:table-cell>
          <table:table-cell table:formula="of:=[.G21]/[.G20]-1" office:value-type="float" office:value="-0.0249221183800623" calcext:value-type="float">
            <text:p>-0.0249</text:p>
          </table:table-cell>
          <table:table-cell table:formula="of:=AVERAGE([.H17:.H21])" office:value-type="float" office:value="-0.0275642862939347" calcext:value-type="float">
            <text:p>-0.0276</text:p>
          </table:table-cell>
          <table:table-cell table:formula="of:=(POWER([.H21]-[.I21];2)+POWER([.H20]-[.I21];2)+POWER([.H19]-[.I21];2)+POWER([.H18]-[.I21];2)+POWER([.H17]-[.I21];2))/5" office:value-type="float" office:value="0.0000542466568946491" calcext:value-type="float">
            <text:p>5.42466568946491E-05</text:p>
          </table:table-cell>
          <table:table-cell table:formula="of:=SQRT([.J21])" office:value-type="float" office:value="0.00736523298305282" calcext:value-type="float">
            <text:p>0.007365233</text:p>
          </table:table-cell>
          <table:table-cell table:formula="of:=[.P21]/(SQRT([.E21])*SQRT([.J19]))" office:value-type="float" office:value="-0.179134796121382" calcext:value-type="float">
            <text:p>-0.1791347961</text:p>
          </table:table-cell>
          <table:table-cell table:formula="of:=[.Q21]/([.F19]*[.K21])" office:value-type="float" office:value="0.331066473177698" calcext:value-type="float">
            <text:p>0.3310664732</text:p>
          </table:table-cell>
          <table:table-cell table:formula="of:=[.R21]/([.F21]*[.F19])" office:value-type="float" office:value="-0.207420542938142" calcext:value-type="float">
            <text:p>-0.2074205429</text:p>
          </table:table-cell>
          <table:table-cell table:formula="of:=[.S21]/([.K21]*[.K19])" office:value-type="float" office:value="-0.132576679552891" calcext:value-type="float">
            <text:p>-0.1325766796</text:p>
          </table:table-cell>
          <table:table-cell table:formula="of:=(([.C21]-[.D21])*([.H19]-[.I19])+([.C20]-[.D21])*([.H18]-[.I19])+([.C19]-[.D21])*([.H17]-[.I19])+([.C18]-[.D21])*([.H16]-[.I19])+([.C17]-[.D21])*([.H15]-[.I19]))/5" office:value-type="float" office:value="-0.000097600656519672" calcext:value-type="float">
            <text:p>-9.7600656519672E-05</text:p>
          </table:table-cell>
          <table:table-cell table:formula="of:=(([.C19]-[.D19])*([.H21]-[.I21])+([.C18]-[.D19])*([.H20]-[.I21])+([.C17]-[.D19])*([.H19]-[.I21])+([.C16]-[.D19])*([.H18]-[.I21])+([.C15]-[.D19])*([.H17]-[.I21]))/5" office:value-type="float" office:value="0.0000412256267536081" calcext:value-type="float">
            <text:p>4.12256267536081E-05</text:p>
          </table:table-cell>
          <table:table-cell table:style-name="ce4" table:formula="of:=(([.C21]-[.D21])*([.C19]-[.D19])+([.C20]-[.D21])*([.C18]-[.D19])+([.C19]-[.D21])*([.C17]-[.D19])+([.C18]-[.D21])*([.C16]-[.D19])+([.C17]-[.D21])*([.C15]-[.D19]))/5" office:value-type="float" office:value="-0.0000546435892492678" calcext:value-type="float">
            <text:p>-5.46435892492678E-05</text:p>
          </table:table-cell>
          <table:table-cell table:style-name="ce4" table:formula="of:=(([.H21]-[.I21])*([.H19]-[.I19])+([.H20]-[.I21])*([.H18]-[.I19])+([.H19]-[.I21])*([.H17]-[.I19])+([.H18]-[.I21])*([.H16]-[.I19])+([.H17]-[.I21])*([.H15]-[.I19]))/5" office:value-type="float" office:value="-0.000034143224693965" calcext:value-type="float">
            <text:p>-3.4143224693965E-05</text:p>
          </table:table-cell>
          <table:table-cell table:formula="of:=SQRT([.E21])*SQRT([.J19])" office:value-type="float" office:value="0.000544844768481149" calcext:value-type="float">
            <text:p>0.0005448448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878</text:p>
          </table:table-cell>
          <table:table-cell table:formula="of:=(POWER([.C22]-[.D22];2)+POWER([.C21]-[.D22];2)+POWER([.C20]-[.D22];2)+POWER([.C19]-[.D22];2)+POWER([.C18]-[.D22];2))/5" office:value-type="float" office:value="0.0000835683116902702" calcext:value-type="float">
            <text:p>8.35683116902702E-05</text:p>
          </table:table-cell>
          <table:table-cell table:formula="of:=SQRT([.E22])" office:value-type="float" office:value="0.00914157052646154" calcext:value-type="float">
            <text:p>0.0091415705</text:p>
          </table:table-cell>
          <table:table-cell office:value-type="float" office:value="31.2" calcext:value-type="float">
            <text:p>31.2</text:p>
          </table:table-cell>
          <table:table-cell table:formula="of:=[.G22]/[.G21]-1" office:value-type="float" office:value="-0.00319488817891378" calcext:value-type="float">
            <text:p>-0.0032</text:p>
          </table:table-cell>
          <table:table-cell table:formula="of:=AVERAGE([.H18:.H22])" office:value-type="float" office:value="-0.0198699305963841" calcext:value-type="float">
            <text:p>-0.0199</text:p>
          </table:table-cell>
          <table:table-cell table:formula="of:=(POWER([.H22]-[.I22];2)+POWER([.H21]-[.I22];2)+POWER([.H20]-[.I22];2)+POWER([.H19]-[.I22];2)+POWER([.H18]-[.I22];2))/5" office:value-type="float" office:value="0.0000740416337564539" calcext:value-type="float">
            <text:p>7.40416337564539E-05</text:p>
          </table:table-cell>
          <table:table-cell table:formula="of:=SQRT([.J22])" office:value-type="float" office:value="0.0086047448397064" calcext:value-type="float">
            <text:p>0.0086047448</text:p>
          </table:table-cell>
          <table:table-cell table:formula="of:=[.P22]/(SQRT([.E22])*SQRT([.J20]))" office:value-type="float" office:value="-0.63619301351476" calcext:value-type="float">
            <text:p>-0.6361930135</text:p>
          </table:table-cell>
          <table:table-cell table:formula="of:=[.Q22]/([.F20]*[.K22])" office:value-type="float" office:value="0.0305403330929211" calcext:value-type="float">
            <text:p>0.0305403331</text:p>
          </table:table-cell>
          <table:table-cell table:formula="of:=[.R22]/([.F22]*[.F20])" office:value-type="float" office:value="-0.345532734410294" calcext:value-type="float">
            <text:p>-0.3455327344</text:p>
          </table:table-cell>
          <table:table-cell table:formula="of:=[.S22]/([.K22]*[.K20])" office:value-type="float" office:value="-0.219463248981525" calcext:value-type="float">
            <text:p>-0.219463249</text:p>
          </table:table-cell>
          <table:table-cell table:formula="of:=(([.C22]-[.D22])*([.H20]-[.I20])+([.C21]-[.D22])*([.H19]-[.I20])+([.C20]-[.D22])*([.H18]-[.I20])+([.C19]-[.D22])*([.H17]-[.I20])+([.C18]-[.D22])*([.H16]-[.I20]))/5" office:value-type="float" office:value="-0.000206840583286068" calcext:value-type="float">
            <text:p>-0.0002068406</text:p>
          </table:table-cell>
          <table:table-cell table:formula="of:=(([.C20]-[.D20])*([.H22]-[.I22])+([.C19]-[.D20])*([.H21]-[.I22])+([.C18]-[.D20])*([.H20]-[.I22])+([.C17]-[.D20])*([.H19]-[.I22])+([.C16]-[.D20])*([.H18]-[.I22]))/5" office:value-type="float" office:value="0.00000451726889050787" calcext:value-type="float">
            <text:p>4.51726889050787E-06</text:p>
          </table:table-cell>
          <table:table-cell table:style-name="ce4" table:formula="of:=(([.C22]-[.D22])*([.C20]-[.D20])+([.C21]-[.D22])*([.C19]-[.D20])+([.C20]-[.D22])*([.C18]-[.D20])+([.C19]-[.D22])*([.C17]-[.D20])+([.C18]-[.D22])*([.C16]-[.D20]))/5" office:value-type="float" office:value="-0.0000542967941055226" calcext:value-type="float">
            <text:p>-5.42967941055226E-05</text:p>
          </table:table-cell>
          <table:table-cell table:style-name="ce4" table:formula="of:=(([.H22]-[.I22])*([.H20]-[.I20])+([.H21]-[.I22])*([.H19]-[.I20])+([.H20]-[.I22])*([.H18]-[.I20])+([.H19]-[.I22])*([.H17]-[.I20])+([.H18]-[.I22])*([.H16]-[.I20]))/5" office:value-type="float" office:value="-0.0000671623440223359" calcext:value-type="float">
            <text:p>-6.71623440223359E-05</text:p>
          </table:table-cell>
          <table:table-cell table:formula="of:=SQRT([.E22])*SQRT([.J20])" office:value-type="float" office:value="0.000325122374644357" calcext:value-type="float">
            <text:p>0.0003251224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37</text:p>
          </table:table-cell>
          <table:table-cell table:formula="of:=(POWER([.C23]-[.D23];2)+POWER([.C22]-[.D23];2)+POWER([.C21]-[.D23];2)+POWER([.C20]-[.D23];2)+POWER([.C19]-[.D23];2))/5" office:value-type="float" office:value="0.0000557821881634922" calcext:value-type="float">
            <text:p>5.57821881634922E-05</text:p>
          </table:table-cell>
          <table:table-cell table:formula="of:=SQRT([.E23])" office:value-type="float" office:value="0.00746874742935469" calcext:value-type="float">
            <text:p>0.0074687474</text:p>
          </table:table-cell>
          <table:table-cell office:value-type="float" office:value="31.1" calcext:value-type="float">
            <text:p>31.1</text:p>
          </table:table-cell>
          <table:table-cell table:formula="of:=[.G23]/[.G22]-1" office:value-type="float" office:value="-0.00320512820512808" calcext:value-type="float">
            <text:p>-0.0032</text:p>
          </table:table-cell>
          <table:table-cell table:formula="of:=AVERAGE([.H19:.H23])" office:value-type="float" office:value="-0.0158732750779894" calcext:value-type="float">
            <text:p>-0.0159</text:p>
          </table:table-cell>
          <table:table-cell table:formula="of:=(POWER([.H23]-[.I23];2)+POWER([.H22]-[.I23];2)+POWER([.H21]-[.I23];2)+POWER([.H20]-[.I23];2)+POWER([.H19]-[.I23];2))/5" office:value-type="float" office:value="0.000111409050640107" calcext:value-type="float">
            <text:p>0.0001114091</text:p>
          </table:table-cell>
          <table:table-cell table:formula="of:=SQRT([.J23])" office:value-type="float" office:value="0.0105550485853977" calcext:value-type="float">
            <text:p>0.0105550486</text:p>
          </table:table-cell>
          <table:table-cell table:formula="of:=[.P23]/(SQRT([.E23])*SQRT([.J21]))" office:value-type="float" office:value="-0.393884994772885" calcext:value-type="float">
            <text:p>-0.3938849948</text:p>
          </table:table-cell>
          <table:table-cell table:formula="of:=[.Q23]/([.F21]*[.K23])" office:value-type="float" office:value="-0.168279327558228" calcext:value-type="float">
            <text:p>-0.1682793276</text:p>
          </table:table-cell>
          <table:table-cell table:formula="of:=[.R23]/([.F23]*[.F21])" office:value-type="float" office:value="-0.0144884869413386" calcext:value-type="float">
            <text:p>-0.0144884869</text:p>
          </table:table-cell>
          <table:table-cell table:formula="of:=[.S23]/([.K23]*[.K21])" office:value-type="float" office:value="-0.0131326579376271" calcext:value-type="float">
            <text:p>-0.0131326579</text:p>
          </table:table-cell>
          <table:table-cell table:formula="of:=(([.C23]-[.D23])*([.H21]-[.I21])+([.C22]-[.D23])*([.H20]-[.I21])+([.C21]-[.D23])*([.H19]-[.I21])+([.C20]-[.D23])*([.H18]-[.I21])+([.C19]-[.D23])*([.H17]-[.I21]))/5" office:value-type="float" office:value="-0.0000216672452440538" calcext:value-type="float">
            <text:p>-2.16672452440538E-05</text:p>
          </table:table-cell>
          <table:table-cell table:formula="of:=(([.C21]-[.D21])*([.H23]-[.I23])+([.C20]-[.D21])*([.H22]-[.I23])+([.C19]-[.D21])*([.H21]-[.I23])+([.C18]-[.D21])*([.H20]-[.I23])+([.C17]-[.D21])*([.H19]-[.I23]))/5" office:value-type="float" office:value="-0.0000276766091576583" calcext:value-type="float">
            <text:p>-2.76766091576583E-05</text:p>
          </table:table-cell>
          <table:table-cell table:style-name="ce4" table:formula="of:=(([.C23]-[.D23])*([.C21]-[.D21])+([.C22]-[.D23])*([.C20]-[.D21])+([.C21]-[.D23])*([.C19]-[.D21])+([.C20]-[.D23])*([.C18]-[.D21])+([.C19]-[.D23])*([.C17]-[.D21]))/5" office:value-type="float" office:value="-0.0000016861363185601" calcext:value-type="float">
            <text:p>-1.6861363185601E-06</text:p>
          </table:table-cell>
          <table:table-cell table:style-name="ce4" table:formula="of:=(([.H23]-[.I23])*([.H21]-[.I21])+([.H22]-[.I23])*([.H20]-[.I21])+([.H21]-[.I23])*([.H19]-[.I21])+([.H20]-[.I23])*([.H18]-[.I21])+([.H19]-[.I23])*([.H17]-[.I21]))/5" office:value-type="float" office:value="-0.0000010209379757959" calcext:value-type="float">
            <text:p>-1.0209379757959E-06</text:p>
          </table:table-cell>
          <table:table-cell table:formula="of:=SQRT([.E23])*SQRT([.J21])" office:value-type="float" office:value="0.0000550090649087741" calcext:value-type="float">
            <text:p>5.50090649087741E-05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480</text:p>
          </table:table-cell>
          <table:table-cell table:formula="of:=(POWER([.C24]-[.D24];2)+POWER([.C23]-[.D24];2)+POWER([.C22]-[.D24];2)+POWER([.C21]-[.D24];2)+POWER([.C20]-[.D24];2))/5" office:value-type="float" office:value="0.0000693846122052764" calcext:value-type="float">
            <text:p>6.93846122052764E-05</text:p>
          </table:table-cell>
          <table:table-cell table:formula="of:=SQRT([.E24])" office:value-type="float" office:value="0.00832974262539224" calcext:value-type="float">
            <text:p>0.0083297426</text:p>
          </table:table-cell>
          <table:table-cell office:value-type="float" office:value="30.5" calcext:value-type="float">
            <text:p>30.5</text:p>
          </table:table-cell>
          <table:table-cell table:formula="of:=[.G24]/[.G23]-1" office:value-type="float" office:value="-0.0192926045016077" calcext:value-type="float">
            <text:p>-0.0193</text:p>
          </table:table-cell>
          <table:table-cell table:formula="of:=AVERAGE([.H20:.H24])" office:value-type="float" office:value="-0.0155774933076878" calcext:value-type="float">
            <text:p>-0.0156</text:p>
          </table:table-cell>
          <table:table-cell table:formula="of:=(POWER([.H24]-[.I24];2)+POWER([.H23]-[.I24];2)+POWER([.H22]-[.I24];2)+POWER([.H21]-[.I24];2)+POWER([.H20]-[.I24];2))/5" office:value-type="float" office:value="0.000108861378885926" calcext:value-type="float">
            <text:p>0.0001088614</text:p>
          </table:table-cell>
          <table:table-cell table:formula="of:=SQRT([.J24])" office:value-type="float" office:value="0.0104336656495177" calcext:value-type="float">
            <text:p>0.0104336656</text:p>
          </table:table-cell>
          <table:table-cell table:formula="of:=[.P24]/(SQRT([.E24])*SQRT([.J22]))" office:value-type="float" office:value="-0.637540657696464" calcext:value-type="float">
            <text:p>-0.6375406577</text:p>
          </table:table-cell>
          <table:table-cell table:formula="of:=[.Q24]/([.F22]*[.K24])" office:value-type="float" office:value="-0.0386171071270355" calcext:value-type="float">
            <text:p>-0.0386171071</text:p>
          </table:table-cell>
          <table:table-cell table:formula="of:=[.R24]/([.F24]*[.F22])" office:value-type="float" office:value="-0.481665515454997" calcext:value-type="float">
            <text:p>-0.4816655155</text:p>
          </table:table-cell>
          <table:table-cell table:formula="of:=[.S24]/([.K24]*[.K22])" office:value-type="float" office:value="-0.376229858383765" calcext:value-type="float">
            <text:p>-0.3762298584</text:p>
          </table:table-cell>
          <table:table-cell table:formula="of:=(([.C24]-[.D24])*([.H22]-[.I22])+([.C23]-[.D24])*([.H21]-[.I22])+([.C22]-[.D24])*([.H20]-[.I22])+([.C21]-[.D24])*([.H19]-[.I22])+([.C20]-[.D24])*([.H18]-[.I22]))/5" office:value-type="float" office:value="-0.0000456959241963458" calcext:value-type="float">
            <text:p>-4.56959241963458E-05</text:p>
          </table:table-cell>
          <table:table-cell table:formula="of:=(([.C22]-[.D22])*([.H24]-[.I24])+([.C21]-[.D22])*([.H23]-[.I24])+([.C20]-[.D22])*([.H22]-[.I24])+([.C19]-[.D22])*([.H21]-[.I24])+([.C18]-[.D22])*([.H20]-[.I24]))/5" office:value-type="float" office:value="-0.00000368330316816786" calcext:value-type="float">
            <text:p>-3.68330316816786E-06</text:p>
          </table:table-cell>
          <table:table-cell table:style-name="ce4" table:formula="of:=(([.C24]-[.D24])*([.C22]-[.D22])+([.C23]-[.D24])*([.C21]-[.D22])+([.C22]-[.D24])*([.C20]-[.D22])+([.C21]-[.D24])*([.C19]-[.D22])+([.C20]-[.D24])*([.C18]-[.D22]))/5" office:value-type="float" office:value="-0.0000366773501333302" calcext:value-type="float">
            <text:p>-3.66773501333302E-05</text:p>
          </table:table-cell>
          <table:table-cell table:style-name="ce4" table:formula="of:=(([.H24]-[.I24])*([.H22]-[.I22])+([.H23]-[.I24])*([.H21]-[.I22])+([.H22]-[.I24])*([.H20]-[.I22])+([.H21]-[.I24])*([.H19]-[.I22])+([.H20]-[.I24])*([.H18]-[.I22]))/5" office:value-type="float" office:value="-0.0000337775519898807" calcext:value-type="float">
            <text:p>-3.37775519898807E-05</text:p>
          </table:table-cell>
          <table:table-cell table:formula="of:=SQRT([.E24])*SQRT([.J22])" office:value-type="float" office:value="0.0000716753098719263" calcext:value-type="float">
            <text:p>7.16753098719263E-05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378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1</text:p>
          </table:table-cell>
          <table:table-cell table:formula="of:=SQRT([.E25])" office:value-type="float" office:value="0.0100743766757221" calcext:value-type="float">
            <text:p>0.0100743767</text:p>
          </table:table-cell>
          <table:table-cell office:value-type="float" office:value="30.2" calcext:value-type="float">
            <text:p>30.2</text:p>
          </table:table-cell>
          <table:table-cell table:formula="of:=[.G25]/[.G24]-1" office:value-type="float" office:value="-0.00983606557377048" calcext:value-type="float">
            <text:p>-0.0098</text:p>
          </table:table-cell>
          <table:table-cell table:formula="of:=AVERAGE([.H21:.H25])" office:value-type="float" office:value="-0.0120901609678965" calcext:value-type="float">
            <text:p>-0.0121</text:p>
          </table:table-cell>
          <table:table-cell table:formula="of:=(POWER([.H25]-[.I25];2)+POWER([.H24]-[.I25];2)+POWER([.H23]-[.I25];2)+POWER([.H22]-[.I25];2)+POWER([.H21]-[.I25];2))/5" office:value-type="float" office:value="0.000075936991023128" calcext:value-type="float">
            <text:p>0.000075937</text:p>
          </table:table-cell>
          <table:table-cell table:formula="of:=SQRT([.J25])" office:value-type="float" office:value="0.00871418332508147" calcext:value-type="float">
            <text:p>0.0087141833</text:p>
          </table:table-cell>
          <table:table-cell table:formula="of:=[.P25]/(SQRT([.E25])*SQRT([.J23]))" office:value-type="float" office:value="-0.76824313547527" calcext:value-type="float">
            <text:p>-0.7682431355</text:p>
          </table:table-cell>
          <table:table-cell table:formula="of:=[.Q25]/([.F23]*[.K25])" office:value-type="float" office:value="-0.523399782497443" calcext:value-type="float">
            <text:p>-0.5233997825</text:p>
          </table:table-cell>
          <table:table-cell table:formula="of:=[.R25]/([.F25]*[.F23])" office:value-type="float" office:value="-0.304198471487219" calcext:value-type="float">
            <text:p>-0.3041984715</text:p>
          </table:table-cell>
          <table:table-cell table:formula="of:=[.S25]/([.K25]*[.K23])" office:value-type="float" office:value="-0.395106295027018" calcext:value-type="float">
            <text:p>-0.395106295</text:p>
          </table:table-cell>
          <table:table-cell table:formula="of:=(([.C25]-[.D25])*([.H23]-[.I23])+([.C24]-[.D25])*([.H22]-[.I23])+([.C23]-[.D25])*([.H21]-[.I23])+([.C22]-[.D25])*([.H20]-[.I23])+([.C21]-[.D25])*([.H19]-[.I23]))/5" office:value-type="float" office:value="-0.0000816915450358288" calcext:value-type="float">
            <text:p>-8.16915450358288E-05</text:p>
          </table:table-cell>
          <table:table-cell table:formula="of:=(([.C23]-[.D23])*([.H25]-[.I25])+([.C22]-[.D23])*([.H24]-[.I25])+([.C21]-[.D23])*([.H23]-[.I25])+([.C20]-[.D23])*([.H22]-[.I25])+([.C19]-[.D23])*([.H21]-[.I25]))/5" office:value-type="float" office:value="-0.0000340649694009302" calcext:value-type="float">
            <text:p>-0.000034065</text:p>
          </table:table-cell>
          <table:table-cell table:style-name="ce4" table:formula="of:=(([.C25]-[.D25])*([.C23]-[.D23])+([.C24]-[.D25])*([.C22]-[.D23])+([.C23]-[.D25])*([.C21]-[.D23])+([.C22]-[.D25])*([.C20]-[.D23])+([.C21]-[.D25])*([.C19]-[.D23]))/5" office:value-type="float" office:value="-0.0000228887979544726" calcext:value-type="float">
            <text:p>-2.28887979544726E-05</text:p>
          </table:table-cell>
          <table:table-cell table:style-name="ce4" table:formula="of:=(([.H25]-[.I25])*([.H23]-[.I23])+([.H24]-[.I25])*([.H22]-[.I23])+([.H23]-[.I25])*([.H21]-[.I23])+([.H22]-[.I25])*([.H20]-[.I23])+([.H21]-[.I25])*([.H19]-[.I23]))/5" office:value-type="float" office:value="-0.0000363413350802161" calcext:value-type="float">
            <text:p>-3.63413350802161E-05</text:p>
          </table:table-cell>
          <table:table-cell table:formula="of:=SQRT([.E25])*SQRT([.J23])" office:value-type="float" office:value="0.000106335535279844" calcext:value-type="float">
            <text:p>0.0001063355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482</text:p>
          </table:table-cell>
          <table:table-cell table:formula="of:=(POWER([.C26]-[.D26];2)+POWER([.C25]-[.D26];2)+POWER([.C24]-[.D26];2)+POWER([.C23]-[.D26];2)+POWER([.C22]-[.D26];2))/5" office:value-type="float" office:value="0.0000893909631884987" calcext:value-type="float">
            <text:p>0.000089391</text:p>
          </table:table-cell>
          <table:table-cell table:formula="of:=SQRT([.E26])" office:value-type="float" office:value="0.0094546794334075" calcext:value-type="float">
            <text:p>0.0094546794</text:p>
          </table:table-cell>
          <table:table-cell office:value-type="float" office:value="29.5" calcext:value-type="float">
            <text:p>29.5</text:p>
          </table:table-cell>
          <table:table-cell table:formula="of:=[.G26]/[.G25]-1" office:value-type="float" office:value="-0.0231788079470199" calcext:value-type="float">
            <text:p>-0.0232</text:p>
          </table:table-cell>
          <table:table-cell table:formula="of:=AVERAGE([.H22:.H26])" office:value-type="float" office:value="-0.011741498881288" calcext:value-type="float">
            <text:p>-0.0117</text:p>
          </table:table-cell>
          <table:table-cell table:formula="of:=(POWER([.H26]-[.I26];2)+POWER([.H25]-[.I26];2)+POWER([.H24]-[.I26];2)+POWER([.H23]-[.I26];2)+POWER([.H22]-[.I26];2))/5" office:value-type="float" office:value="0.0000674752179324869" calcext:value-type="float">
            <text:p>6.74752179324869E-05</text:p>
          </table:table-cell>
          <table:table-cell table:formula="of:=SQRT([.J26])" office:value-type="float" office:value="0.00821433003552249" calcext:value-type="float">
            <text:p>0.00821433</text:p>
          </table:table-cell>
          <table:table-cell table:formula="of:=[.P26]/(SQRT([.E26])*SQRT([.J24]))" office:value-type="float" office:value="-0.920465472394735" calcext:value-type="float">
            <text:p>-0.9204654724</text:p>
          </table:table-cell>
          <table:table-cell table:formula="of:=[.Q26]/([.F24]*[.K26])" office:value-type="float" office:value="-0.0652438078392637" calcext:value-type="float">
            <text:p>-0.0652438078</text:p>
          </table:table-cell>
          <table:table-cell table:formula="of:=[.R26]/([.F26]*[.F24])" office:value-type="float" office:value="-0.253688939213988" calcext:value-type="float">
            <text:p>-0.2536889392</text:p>
          </table:table-cell>
          <table:table-cell table:formula="of:=[.S26]/([.K26]*[.K24])" office:value-type="float" office:value="-0.483423785291525" calcext:value-type="float">
            <text:p>-0.4834237853</text:p>
          </table:table-cell>
          <table:table-cell table:formula="of:=(([.C26]-[.D26])*([.H24]-[.I24])+([.C25]-[.D26])*([.H23]-[.I24])+([.C24]-[.D26])*([.H22]-[.I24])+([.C23]-[.D26])*([.H21]-[.I24])+([.C22]-[.D26])*([.H20]-[.I24]))/5" office:value-type="float" office:value="-0.0000908011243476028" calcext:value-type="float">
            <text:p>-9.08011243476028E-05</text:p>
          </table:table-cell>
          <table:table-cell table:formula="of:=(([.C24]-[.D24])*([.H26]-[.I26])+([.C23]-[.D24])*([.H25]-[.I26])+([.C22]-[.D24])*([.H24]-[.I26])+([.C21]-[.D24])*([.H23]-[.I26])+([.C20]-[.D24])*([.H22]-[.I26]))/5" office:value-type="float" office:value="-0.00000446419370330124" calcext:value-type="float">
            <text:p>-4.46419370330124E-06</text:p>
          </table:table-cell>
          <table:table-cell table:style-name="ce4" table:formula="of:=(([.C26]-[.D26])*([.C24]-[.D24])+([.C25]-[.D26])*([.C23]-[.D24])+([.C24]-[.D26])*([.C22]-[.D24])+([.C23]-[.D26])*([.C21]-[.D24])+([.C22]-[.D26])*([.C20]-[.D24]))/5" office:value-type="float" office:value="-0.0000199792841500118" calcext:value-type="float">
            <text:p>-1.99792841500118E-05</text:p>
          </table:table-cell>
          <table:table-cell table:style-name="ce4" table:formula="of:=(([.H26]-[.I26])*([.H24]-[.I24])+([.H25]-[.I26])*([.H23]-[.I24])+([.H24]-[.I26])*([.H22]-[.I24])+([.H23]-[.I26])*([.H21]-[.I24])+([.H22]-[.I26])*([.H20]-[.I24]))/5" office:value-type="float" office:value="-0.0000414321125808762" calcext:value-type="float">
            <text:p>-4.14321125808762E-05</text:p>
          </table:table-cell>
          <table:table-cell table:formula="of:=SQRT([.E26])*SQRT([.J24])" office:value-type="float" office:value="0.0000986469640315453" calcext:value-type="float">
            <text:p>0.000098647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098</text:p>
          </table:table-cell>
          <table:table-cell table:formula="of:=(POWER([.C27]-[.D27];2)+POWER([.C26]-[.D27];2)+POWER([.C25]-[.D27];2)+POWER([.C24]-[.D27];2)+POWER([.C23]-[.D27];2))/5" office:value-type="float" office:value="0.0000995758653277914" calcext:value-type="float">
            <text:p>9.95758653277914E-05</text:p>
          </table:table-cell>
          <table:table-cell table:formula="of:=SQRT([.E27])" office:value-type="float" office:value="0.00997877073229922" calcext:value-type="float">
            <text:p>0.0099787707</text:p>
          </table:table-cell>
          <table:table-cell office:value-type="float" office:value="30.3" calcext:value-type="float">
            <text:p>30.3</text:p>
          </table:table-cell>
          <table:table-cell table:formula="of:=[.G27]/[.G26]-1" office:value-type="float" office:value="0.0271186440677966" calcext:value-type="float">
            <text:p>0.0271</text:p>
          </table:table-cell>
          <table:table-cell table:formula="of:=AVERAGE([.H23:.H27])" office:value-type="float" office:value="-0.00567879243194591" calcext:value-type="float">
            <text:p>-0.0057</text:p>
          </table:table-cell>
          <table:table-cell table:formula="of:=(POWER([.H27]-[.I27];2)+POWER([.H26]-[.I27];2)+POWER([.H25]-[.I27];2)+POWER([.H24]-[.I27];2)+POWER([.H23]-[.I27];2))/5" office:value-type="float" office:value="0.000318132039546663" calcext:value-type="float">
            <text:p>0.000318132</text:p>
          </table:table-cell>
          <table:table-cell table:formula="of:=SQRT([.J27])" office:value-type="float" office:value="0.017836256320951" calcext:value-type="float">
            <text:p>0.0178362563</text:p>
          </table:table-cell>
          <table:table-cell table:formula="of:=[.P27]/(SQRT([.E27])*SQRT([.J25]))" office:value-type="float" office:value="-0.532080317711928" calcext:value-type="float">
            <text:p>-0.5320803177</text:p>
          </table:table-cell>
          <table:table-cell table:formula="of:=[.Q27]/([.F25]*[.K27])" office:value-type="float" office:value="-0.698841393228064" calcext:value-type="float">
            <text:p>-0.6988413932</text:p>
          </table:table-cell>
          <table:table-cell table:formula="of:=[.R27]/([.F27]*[.F25])" office:value-type="float" office:value="-0.858579785604583" calcext:value-type="float">
            <text:p>-0.8585797856</text:p>
          </table:table-cell>
          <table:table-cell table:formula="of:=[.S27]/([.K27]*[.K25])" office:value-type="float" office:value="0.0131165083297229" calcext:value-type="float">
            <text:p>0.0131165083</text:p>
          </table:table-cell>
          <table:table-cell table:formula="of:=(([.C27]-[.D27])*([.H25]-[.I25])+([.C26]-[.D27])*([.H24]-[.I25])+([.C25]-[.D27])*([.H23]-[.I25])+([.C24]-[.D27])*([.H22]-[.I25])+([.C23]-[.D27])*([.H21]-[.I25]))/5" office:value-type="float" office:value="-0.0000462680217349794" calcext:value-type="float">
            <text:p>-0.000046268</text:p>
          </table:table-cell>
          <table:table-cell table:formula="of:=(([.C25]-[.D25])*([.H27]-[.I27])+([.C24]-[.D25])*([.H26]-[.I27])+([.C23]-[.D25])*([.H25]-[.I27])+([.C22]-[.D25])*([.H24]-[.I27])+([.C21]-[.D25])*([.H23]-[.I27]))/5" office:value-type="float" office:value="-0.000125574226180371" calcext:value-type="float">
            <text:p>-0.0001255742</text:p>
          </table:table-cell>
          <table:table-cell table:style-name="ce4" table:formula="of:=(([.C27]-[.D27])*([.C25]-[.D25])+([.C26]-[.D27])*([.C24]-[.D25])+([.C25]-[.D27])*([.C23]-[.D25])+([.C24]-[.D27])*([.C22]-[.D25])+([.C23]-[.D27])*([.C21]-[.D25]))/5" office:value-type="float" office:value="-0.0000863129357971378" calcext:value-type="float">
            <text:p>-8.63129357971378E-05</text:p>
          </table:table-cell>
          <table:table-cell table:style-name="ce4" table:formula="of:=(([.H27]-[.I27])*([.H25]-[.I25])+([.H26]-[.I27])*([.H24]-[.I25])+([.H25]-[.I27])*([.H23]-[.I25])+([.H24]-[.I27])*([.H22]-[.I25])+([.H23]-[.I27])*([.H21]-[.I25]))/5" office:value-type="float" office:value="0.00000203867800052011" calcext:value-type="float">
            <text:p>2.03867800052011E-06</text:p>
          </table:table-cell>
          <table:table-cell table:formula="of:=SQRT([.E27])*SQRT([.J25])" office:value-type="float" office:value="0.0000869568375202128" calcext:value-type="float">
            <text:p>8.69568375202128E-05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090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</text:p>
          </table:table-cell>
          <table:table-cell table:formula="of:=SQRT([.E28])" office:value-type="float" office:value="0.0129970278457776" calcext:value-type="float">
            <text:p>0.0129970278</text:p>
          </table:table-cell>
          <table:table-cell office:value-type="float" office:value="32.1" calcext:value-type="float">
            <text:p>32.1</text:p>
          </table:table-cell>
          <table:table-cell table:formula="of:=[.G28]/[.G27]-1" office:value-type="float" office:value="0.0594059405940595" calcext:value-type="float">
            <text:p>0.0594</text:p>
          </table:table-cell>
          <table:table-cell table:formula="of:=AVERAGE([.H24:.H28])" office:value-type="float" office:value="0.0068434213278916" calcext:value-type="float">
            <text:p>0.0068</text:p>
          </table:table-cell>
          <table:table-cell table:formula="of:=(POWER([.H28]-[.I28];2)+POWER([.H27]-[.I28];2)+POWER([.H26]-[.I28];2)+POWER([.H25]-[.I28];2)+POWER([.H24]-[.I28];2))/5" office:value-type="float" office:value="0.00100730689377147" calcext:value-type="float">
            <text:p>0.0010073069</text:p>
          </table:table-cell>
          <table:table-cell table:formula="of:=SQRT([.J28])" office:value-type="float" office:value="0.031738098458658" calcext:value-type="float">
            <text:p>0.0317380985</text:p>
          </table:table-cell>
          <table:table-cell table:formula="of:=[.P28]/(SQRT([.E28])*SQRT([.J26]))" office:value-type="float" office:value="0.228786000431486" calcext:value-type="float">
            <text:p>0.2287860004</text:p>
          </table:table-cell>
          <table:table-cell table:formula="of:=[.Q28]/([.F26]*[.K28])" office:value-type="float" office:value="-0.377782535121705" calcext:value-type="float">
            <text:p>-0.3777825351</text:p>
          </table:table-cell>
          <table:table-cell table:formula="of:=[.R28]/([.F28]*[.F26])" office:value-type="float" office:value="-0.636064922119466" calcext:value-type="float">
            <text:p>-0.6360649221</text:p>
          </table:table-cell>
          <table:table-cell table:formula="of:=[.S28]/([.K28]*[.K26])" office:value-type="float" office:value="-0.538225525482889" calcext:value-type="float">
            <text:p>-0.5382255255</text:p>
          </table:table-cell>
          <table:table-cell table:formula="of:=(([.C28]-[.D28])*([.H26]-[.I26])+([.C27]-[.D28])*([.H25]-[.I26])+([.C26]-[.D28])*([.H24]-[.I26])+([.C25]-[.D28])*([.H23]-[.I26])+([.C24]-[.D28])*([.H22]-[.I26]))/5" office:value-type="float" office:value="0.0000244256226557536" calcext:value-type="float">
            <text:p>2.44256226557536E-05</text:p>
          </table:table-cell>
          <table:table-cell table:formula="of:=(([.C26]-[.D26])*([.H28]-[.I28])+([.C25]-[.D26])*([.H27]-[.I28])+([.C24]-[.D26])*([.H26]-[.I28])+([.C23]-[.D26])*([.H25]-[.I28])+([.C22]-[.D26])*([.H24]-[.I28]))/5" office:value-type="float" office:value="-0.000113362545215135" calcext:value-type="float">
            <text:p>-0.0001133625</text:p>
          </table:table-cell>
          <table:table-cell table:style-name="ce4" table:formula="of:=(([.C28]-[.D28])*([.C26]-[.D26])+([.C27]-[.D28])*([.C25]-[.D26])+([.C26]-[.D28])*([.C24]-[.D26])+([.C25]-[.D28])*([.C23]-[.D26])+([.C24]-[.D28])*([.C22]-[.D26]))/5" office:value-type="float" office:value="-0.0000781613952760181" calcext:value-type="float">
            <text:p>-7.81613952760181E-05</text:p>
          </table:table-cell>
          <table:table-cell table:style-name="ce4" table:formula="of:=(([.H28]-[.I28])*([.H26]-[.I26])+([.H27]-[.I28])*([.H25]-[.I26])+([.H26]-[.I28])*([.H24]-[.I26])+([.H25]-[.I28])*([.H23]-[.I26])+([.H24]-[.I28])*([.H22]-[.I26]))/5" office:value-type="float" office:value="-0.000140319278027011" calcext:value-type="float">
            <text:p>-0.0001403193</text:p>
          </table:table-cell>
          <table:table-cell table:formula="of:=SQRT([.E28])*SQRT([.J26])" office:value-type="float" office:value="0.000106761876206093" calcext:value-type="float">
            <text:p>0.0001067619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43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3</text:p>
          </table:table-cell>
          <table:table-cell table:formula="of:=SQRT([.E29])" office:value-type="float" office:value="0.0173693779706248" calcext:value-type="float">
            <text:p>0.017369378</text:p>
          </table:table-cell>
          <table:table-cell office:value-type="float" office:value="32.4" calcext:value-type="float">
            <text:p>32.4</text:p>
          </table:table-cell>
          <table:table-cell table:formula="of:=[.G29]/[.G28]-1" office:value-type="float" office:value="0.00934579439252325" calcext:value-type="float">
            <text:p>0.0093</text:p>
          </table:table-cell>
          <table:table-cell table:formula="of:=AVERAGE([.H25:.H29])" office:value-type="float" office:value="0.0125711011067178" calcext:value-type="float">
            <text:p>0.0126</text:p>
          </table:table-cell>
          <table:table-cell table:formula="of:=(POWER([.H29]-[.I29];2)+POWER([.H28]-[.I29];2)+POWER([.H27]-[.I29];2)+POWER([.H26]-[.I29];2)+POWER([.H25]-[.I29];2))/5" office:value-type="float" office:value="0.000839134583081565" calcext:value-type="float">
            <text:p>0.0008391346</text:p>
          </table:table-cell>
          <table:table-cell table:formula="of:=SQRT([.J29])" office:value-type="float" office:value="0.0289678197847467" calcext:value-type="float">
            <text:p>0.0289678198</text:p>
          </table:table-cell>
          <table:table-cell table:formula="of:=[.P29]/(SQRT([.E29])*SQRT([.J27]))" office:value-type="float" office:value="0.683177986544188" calcext:value-type="float">
            <text:p>0.6831779865</text:p>
          </table:table-cell>
          <table:table-cell table:formula="of:=[.Q29]/([.F27]*[.K29])" office:value-type="float" office:value="-0.148324016000237" calcext:value-type="float">
            <text:p>-0.148324016</text:p>
          </table:table-cell>
          <table:table-cell table:formula="of:=[.R29]/([.F29]*[.F27])" office:value-type="float" office:value="0.00079389208256638" calcext:value-type="float">
            <text:p>0.0007938921</text:p>
          </table:table-cell>
          <table:table-cell table:formula="of:=[.S29]/([.K29]*[.K27])" office:value-type="float" office:value="-0.214681547782839" calcext:value-type="float">
            <text:p>-0.2146815478</text:p>
          </table:table-cell>
          <table:table-cell table:formula="of:=(([.C29]-[.D29])*([.H27]-[.I27])+([.C28]-[.D29])*([.H26]-[.I27])+([.C27]-[.D29])*([.H25]-[.I27])+([.C26]-[.D29])*([.H24]-[.I27])+([.C25]-[.D29])*([.H23]-[.I27]))/5" office:value-type="float" office:value="0.000211651735878091" calcext:value-type="float">
            <text:p>0.0002116517</text:p>
          </table:table-cell>
          <table:table-cell table:formula="of:=(([.C27]-[.D27])*([.H29]-[.I29])+([.C26]-[.D27])*([.H28]-[.I29])+([.C25]-[.D27])*([.H27]-[.I29])+([.C24]-[.D27])*([.H26]-[.I29])+([.C23]-[.D27])*([.H25]-[.I29]))/5" office:value-type="float" office:value="-0.0000428750194848173" calcext:value-type="float">
            <text:p>-0.000042875</text:p>
          </table:table-cell>
          <table:table-cell table:style-name="ce4" table:formula="of:=(([.C29]-[.D29])*([.C27]-[.D27])+([.C28]-[.D29])*([.C26]-[.D27])+([.C27]-[.D29])*([.C25]-[.D27])+([.C26]-[.D29])*([.C24]-[.D27])+([.C25]-[.D29])*([.C23]-[.D27]))/5" office:value-type="float" office:value="0.000000137601377388466" calcext:value-type="float">
            <text:p>1.37601377388466E-07</text:p>
          </table:table-cell>
          <table:table-cell table:style-name="ce4" table:formula="of:=(([.H29]-[.I29])*([.H27]-[.I27])+([.H28]-[.I29])*([.H26]-[.I27])+([.H27]-[.I29])*([.H25]-[.I27])+([.H26]-[.I29])*([.H24]-[.I27])+([.H25]-[.I29])*([.H23]-[.I27]))/5" office:value-type="float" office:value="-0.000110921116546777" calcext:value-type="float">
            <text:p>-0.0001109211</text:p>
          </table:table-cell>
          <table:table-cell table:formula="of:=SQRT([.E29])*SQRT([.J27])" office:value-type="float" office:value="0.000309804677619543" calcext:value-type="float">
            <text:p>0.0003098047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14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</text:p>
          </table:table-cell>
          <table:table-cell table:formula="of:=SQRT([.E30])" office:value-type="float" office:value="0.0196278460769025" calcext:value-type="float">
            <text:p>0.0196278461</text:p>
          </table:table-cell>
          <table:table-cell office:value-type="float" office:value="33" calcext:value-type="float">
            <text:p>33</text:p>
          </table:table-cell>
          <table:table-cell table:formula="of:=[.G30]/[.G29]-1" office:value-type="float" office:value="0.0185185185185186" calcext:value-type="float">
            <text:p>0.0185</text:p>
          </table:table-cell>
          <table:table-cell table:formula="of:=AVERAGE([.H26:.H30])" office:value-type="float" office:value="0.0182420179251756" calcext:value-type="float">
            <text:p>0.0182</text:p>
          </table:table-cell>
          <table:table-cell table:formula="of:=(POWER([.H30]-[.I30];2)+POWER([.H29]-[.I30];2)+POWER([.H28]-[.I30];2)+POWER([.H27]-[.I30];2)+POWER([.H26]-[.I30];2))/5" office:value-type="float" office:value="0.000713633416564298" calcext:value-type="float">
            <text:p>0.0007136334</text:p>
          </table:table-cell>
          <table:table-cell table:formula="of:=SQRT([.J30])" office:value-type="float" office:value="0.0267139180309497" calcext:value-type="float">
            <text:p>0.026713918</text:p>
          </table:table-cell>
          <table:table-cell table:formula="of:=[.P30]/(SQRT([.E30])*SQRT([.J28]))" office:value-type="float" office:value="-0.143036350969008" calcext:value-type="float">
            <text:p>-0.143036351</text:p>
          </table:table-cell>
          <table:table-cell table:formula="of:=[.Q30]/([.F28]*[.K30])" office:value-type="float" office:value="-0.027034244268246" calcext:value-type="float">
            <text:p>-0.0270342443</text:p>
          </table:table-cell>
          <table:table-cell table:formula="of:=[.R30]/([.F30]*[.F28])" office:value-type="float" office:value="0.501882995992858" calcext:value-type="float">
            <text:p>0.501882996</text:p>
          </table:table-cell>
          <table:table-cell table:formula="of:=[.S30]/([.K30]*[.K28])" office:value-type="float" office:value="-0.110197425812602" calcext:value-type="float">
            <text:p>-0.1101974258</text:p>
          </table:table-cell>
          <table:table-cell table:formula="of:=(([.C30]-[.D30])*([.H28]-[.I28])+([.C29]-[.D30])*([.H27]-[.I28])+([.C28]-[.D30])*([.H26]-[.I28])+([.C27]-[.D30])*([.H25]-[.I28])+([.C26]-[.D30])*([.H24]-[.I28]))/5" office:value-type="float" office:value="-0.0000891045679735071" calcext:value-type="float">
            <text:p>-8.91045679735071E-05</text:p>
          </table:table-cell>
          <table:table-cell table:formula="of:=(([.C28]-[.D28])*([.H30]-[.I30])+([.C27]-[.D28])*([.H29]-[.I30])+([.C26]-[.D28])*([.H28]-[.I30])+([.C25]-[.D28])*([.H27]-[.I30])+([.C24]-[.D28])*([.H26]-[.I30]))/5" office:value-type="float" office:value="-0.00000938633114853996" calcext:value-type="float">
            <text:p>-9.38633114853996E-06</text:p>
          </table:table-cell>
          <table:table-cell table:style-name="ce4" table:formula="of:=(([.C30]-[.D30])*([.C28]-[.D28])+([.C29]-[.D30])*([.C27]-[.D28])+([.C28]-[.D30])*([.C26]-[.D28])+([.C27]-[.D30])*([.C25]-[.D28])+([.C26]-[.D30])*([.C24]-[.D28]))/5" office:value-type="float" office:value="0.000128032190180406" calcext:value-type="float">
            <text:p>0.0001280322</text:p>
          </table:table-cell>
          <table:table-cell table:style-name="ce4" table:formula="of:=(([.H30]-[.I30])*([.H28]-[.I28])+([.H29]-[.I30])*([.H27]-[.I28])+([.H28]-[.I30])*([.H26]-[.I28])+([.H27]-[.I30])*([.H25]-[.I28])+([.H26]-[.I30])*([.H24]-[.I28]))/5" office:value-type="float" office:value="-0.000093430772945135" calcext:value-type="float">
            <text:p>-9.3430772945135E-05</text:p>
          </table:table-cell>
          <table:table-cell table:formula="of:=SQRT([.E30])*SQRT([.J28])" office:value-type="float" office:value="0.000622950511320118" calcext:value-type="float">
            <text:p>0.0006229505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7991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5</text:p>
          </table:table-cell>
          <table:table-cell table:formula="of:=SQRT([.E31])" office:value-type="float" office:value="0.0196097293584823" calcext:value-type="float">
            <text:p>0.0196097294</text:p>
          </table:table-cell>
          <table:table-cell office:value-type="float" office:value="33.4" calcext:value-type="float">
            <text:p>33.4</text:p>
          </table:table-cell>
          <table:table-cell table:formula="of:=[.G31]/[.G30]-1" office:value-type="float" office:value="0.012121212121212" calcext:value-type="float">
            <text:p>0.0121</text:p>
          </table:table-cell>
          <table:table-cell table:formula="of:=AVERAGE([.H27:.H31])" office:value-type="float" office:value="0.025302021938822" calcext:value-type="float">
            <text:p>0.0253</text:p>
          </table:table-cell>
          <table:table-cell table:formula="of:=(POWER([.H31]-[.I31];2)+POWER([.H30]-[.I31];2)+POWER([.H29]-[.I31];2)+POWER([.H28]-[.I31];2)+POWER([.H27]-[.I31];2))/5" office:value-type="float" office:value="0.000328145649442614" calcext:value-type="float">
            <text:p>0.0003281456</text:p>
          </table:table-cell>
          <table:table-cell table:formula="of:=SQRT([.J31])" office:value-type="float" office:value="0.0181147909025364" calcext:value-type="float">
            <text:p>0.0181147909</text:p>
          </table:table-cell>
          <table:table-cell table:formula="of:=[.P31]/(SQRT([.E31])*SQRT([.J29]))" office:value-type="float" office:value="-0.12104216321713" calcext:value-type="float">
            <text:p>-0.1210421632</text:p>
          </table:table-cell>
          <table:table-cell table:formula="of:=[.Q31]/([.F29]*[.K31])" office:value-type="float" office:value="-0.242595966122174" calcext:value-type="float">
            <text:p>-0.2425959661</text:p>
          </table:table-cell>
          <table:table-cell table:formula="of:=[.R31]/([.F31]*[.F29])" office:value-type="float" office:value="0.33554074442885" calcext:value-type="float">
            <text:p>0.3355407444</text:p>
          </table:table-cell>
          <table:table-cell table:formula="of:=[.S31]/([.K31]*[.K29])" office:value-type="float" office:value="-0.67355764351904" calcext:value-type="float">
            <text:p>-0.6735576435</text:p>
          </table:table-cell>
          <table:table-cell table:formula="of:=(([.C31]-[.D31])*([.H29]-[.I29])+([.C30]-[.D31])*([.H28]-[.I29])+([.C29]-[.D31])*([.H27]-[.I29])+([.C28]-[.D31])*([.H26]-[.I29])+([.C27]-[.D31])*([.H25]-[.I29]))/5" office:value-type="float" office:value="-0.0000687581346983115" calcext:value-type="float">
            <text:p>-6.87581346983115E-05</text:p>
          </table:table-cell>
          <table:table-cell table:formula="of:=(([.C29]-[.D29])*([.H31]-[.I31])+([.C28]-[.D29])*([.H30]-[.I31])+([.C27]-[.D29])*([.H29]-[.I31])+([.C26]-[.D29])*([.H28]-[.I31])+([.C25]-[.D29])*([.H27]-[.I31]))/5" office:value-type="float" office:value="-0.0000763310376709056" calcext:value-type="float">
            <text:p>-0.000076331</text:p>
          </table:table-cell>
          <table:table-cell table:style-name="ce4" table:formula="of:=(([.C31]-[.D31])*([.C29]-[.D29])+([.C30]-[.D31])*([.C28]-[.D29])+([.C29]-[.D31])*([.C27]-[.D29])+([.C28]-[.D31])*([.C26]-[.D29])+([.C27]-[.D31])*([.C25]-[.D29]))/5" office:value-type="float" office:value="0.000114288130689889" calcext:value-type="float">
            <text:p>0.0001142881</text:p>
          </table:table-cell>
          <table:table-cell table:style-name="ce4" table:formula="of:=(([.H31]-[.I31])*([.H29]-[.I29])+([.H30]-[.I31])*([.H28]-[.I29])+([.H29]-[.I31])*([.H27]-[.I29])+([.H28]-[.I31])*([.H26]-[.I29])+([.H27]-[.I31])*([.H25]-[.I29]))/5" office:value-type="float" office:value="-0.000353446678063044" calcext:value-type="float">
            <text:p>-0.0003534467</text:p>
          </table:table-cell>
          <table:table-cell table:formula="of:=SQRT([.E31])*SQRT([.J29])" office:value-type="float" office:value="0.000568051106084172" calcext:value-type="float">
            <text:p>0.0005680511</text:p>
          </table:table-cell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 table:number-rows-repeated="104853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0:06:49.174638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23:09:45.262290168</dc:date>
    <meta:editing-duration>P1DT13H14M34S</meta:editing-duration>
    <meta:editing-cycles>59</meta:editing-cycles>
    <meta:generator>LibreOffice/5.1.6.2$Linux_X86_64 LibreOffice_project/10m0$Build-2</meta:generator>
    <meta:document-statistic meta:table-count="2" meta:cell-count="830" meta:object-count="0"/>
  </office:meta>
</office:document-meta>
</file>